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8.466cm" table:align="margins"/>
    </style:style>
    <style:style style:name="Table1.A" style:family="table-column">
      <style:table-column-properties style:column-width="1.679cm" style:rel-column-width="5957*"/>
    </style:style>
    <style:style style:name="Table1.K" style:family="table-column">
      <style:table-column-properties style:column-width="1.681cm" style:rel-column-width="5965*"/>
    </style:style>
    <style:style style:name="Table1.A1" style:family="table-cell">
      <style:table-cell-properties fo:padding="0.097cm" fo:border-left="0.05pt solid #000000" fo:border-right="none" fo:border-top="0.05pt solid #000000" fo:border-bottom="0.05pt solid #000000"/>
    </style:style>
    <style:style style:name="Table1.K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K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language="en" fo:country="US"/>
    </style:style>
    <style:style style:name="P6" style:family="paragraph" style:parent-style-name="Text_20_body">
      <style:paragraph-properties fo:text-align="center" style:justify-single-word="false"/>
      <style:text-properties fo:font-size="18pt" fo:language="en" fo:country="US" style:font-size-asian="15.75pt" style:font-size-complex="18pt"/>
    </style:style>
    <style:style style:name="P7" style:family="paragraph" style:parent-style-name="Text_20_body">
      <style:paragraph-properties fo:text-align="center" style:justify-single-word="false"/>
      <style:text-properties fo:font-size="24pt" fo:language="en" fo:country="US" fo:font-style="italic" style:font-size-asian="24pt" style:font-style-asian="italic" style:font-size-complex="24pt" style:font-style-complex="italic"/>
    </style:style>
    <style:style style:name="P8" style:family="paragraph" style:parent-style-name="Text_20_body">
      <style:paragraph-properties fo:text-align="center" style:justify-single-word="false"/>
      <style:text-properties fo:font-size="24pt" fo:language="en" fo:country="US" style:font-size-asian="24pt" style:font-size-complex="24pt"/>
    </style:style>
    <style:style style:name="P9" style:family="paragraph" style:parent-style-name="Text_20_body">
      <style:paragraph-properties fo:text-align="center" style:justify-single-word="false"/>
      <style:text-properties fo:font-size="12pt" fo:language="en" fo:country="US" style:font-size-asian="12pt" style:font-size-complex="12pt"/>
    </style:style>
    <style:style style:name="P10" style:family="paragraph" style:parent-style-name="Text_20_body">
      <style:paragraph-properties fo:text-align="start" style:justify-single-word="false"/>
      <style:text-properties fo:font-size="12pt" fo:language="en" fo:country="US" style:font-size-asian="12pt" style:font-size-complex="12pt"/>
    </style:style>
    <style:style style:name="P11" style:family="paragraph" style:parent-style-name="Text_20_body">
      <style:text-properties style:font-name="Times New Roman1" style:font-name-asian="Times New Roman1" style:font-name-complex="Times New Roman1"/>
    </style:style>
    <style:style style:name="P12" style:family="paragraph" style:parent-style-name="Text_20_body">
      <style:paragraph-properties fo:text-align="center" style:justify-single-word="false"/>
      <style:text-properties style:font-name="Times New Roman1" style:font-name-asian="Times New Roman1" style:font-name-complex="Times New Roman1"/>
    </style:style>
    <style:style style:name="P13" style:family="paragraph" style:parent-style-name="Text_20_body">
      <style:paragraph-properties fo:text-align="center" style:justify-single-word="false"/>
      <style:text-properties style:font-name="Times New Roman1" fo:language="en" fo:country="US" style:font-name-asian="Times New Roman1" style:font-name-complex="Times New Roman1"/>
    </style:style>
    <style:style style:name="P14" style:family="paragraph" style:parent-style-name="First_20_line_20_indent">
      <style:text-properties fo:language="en" fo:country="US"/>
    </style:style>
    <style:style style:name="P15" style:family="paragraph" style:parent-style-name="Table_20_Contents">
      <style:paragraph-properties fo:text-align="justify" style:justify-single-word="false"/>
      <style:text-properties fo:font-size="11pt"/>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text-properties style:font-name="Times New Roman1" style:font-name-asian="Times New Roman1" style:font-name-complex="Times New Roman1"/>
    </style:style>
    <style:style style:name="P19" style:family="paragraph" style:parent-style-name="Text_20_body">
      <style:paragraph-properties fo:text-align="center" style:justify-single-word="false"/>
      <style:text-properties style:font-name="Times New Roman1" style:font-name-asian="Times New Roman1" style:font-name-complex="Times New Roman1"/>
    </style:style>
    <style:style style:name="P20" style:family="paragraph" style:parent-style-name="Text_20_body" style:list-style-name="L46">
      <style:paragraph-properties fo:text-align="center" style:justify-single-word="false"/>
      <style:text-properties style:font-name="Times New Roman1" style:font-name-asian="Times New Roman1" style:font-name-complex="Times New Roman1"/>
    </style:style>
    <style:style style:name="P21" style:family="paragraph" style:parent-style-name="Text_20_body" style:list-style-name="L61">
      <style:paragraph-properties fo:text-align="center" style:justify-single-word="false"/>
      <style:text-properties style:font-name="Times New Roman1" style:font-name-asian="Times New Roman1" style:font-name-complex="Times New Roman1"/>
    </style:style>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20"/>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3"/>
    <style:style style:name="P42" style:family="paragraph" style:parent-style-name="Text_20_body" style:list-style-name="L24"/>
    <style:style style:name="P43" style:family="paragraph" style:parent-style-name="Text_20_body" style:list-style-name="L25"/>
    <style:style style:name="P44" style:family="paragraph" style:parent-style-name="Text_20_body" style:list-style-name="L26"/>
    <style:style style:name="P45" style:family="paragraph" style:parent-style-name="Text_20_body" style:list-style-name="L27"/>
    <style:style style:name="P46" style:family="paragraph" style:parent-style-name="Text_20_body" style:list-style-name="L28"/>
    <style:style style:name="P47" style:family="paragraph" style:parent-style-name="Text_20_body" style:list-style-name="L29"/>
    <style:style style:name="P48" style:family="paragraph" style:parent-style-name="Text_20_body" style:list-style-name="L30"/>
    <style:style style:name="P49" style:family="paragraph" style:parent-style-name="Text_20_body" style:list-style-name="L31"/>
    <style:style style:name="P50" style:family="paragraph" style:parent-style-name="Text_20_body" style:list-style-name="L32"/>
    <style:style style:name="P51" style:family="paragraph" style:parent-style-name="Text_20_body" style:list-style-name="L33"/>
    <style:style style:name="P52" style:family="paragraph" style:parent-style-name="Text_20_body" style:list-style-name="L34"/>
    <style:style style:name="P53" style:family="paragraph" style:parent-style-name="Text_20_body" style:list-style-name="L35"/>
    <style:style style:name="P54" style:family="paragraph" style:parent-style-name="Text_20_body" style:list-style-name="L36"/>
    <style:style style:name="P55" style:family="paragraph" style:parent-style-name="Text_20_body" style:list-style-name="L37"/>
    <style:style style:name="P56" style:family="paragraph" style:parent-style-name="Text_20_body" style:list-style-name="L38"/>
    <style:style style:name="P57" style:family="paragraph" style:parent-style-name="Text_20_body" style:list-style-name="L39"/>
    <style:style style:name="P58" style:family="paragraph" style:parent-style-name="Text_20_body" style:list-style-name="L40"/>
    <style:style style:name="P59" style:family="paragraph" style:parent-style-name="Text_20_body" style:list-style-name="L41"/>
    <style:style style:name="P60" style:family="paragraph" style:parent-style-name="Text_20_body" style:list-style-name="L42"/>
    <style:style style:name="P61" style:family="paragraph" style:parent-style-name="Text_20_body" style:list-style-name="L43"/>
    <style:style style:name="P62" style:family="paragraph" style:parent-style-name="Text_20_body" style:list-style-name="L44"/>
    <style:style style:name="P63" style:family="paragraph" style:parent-style-name="Text_20_body" style:list-style-name="L45"/>
    <style:style style:name="P64" style:family="paragraph" style:parent-style-name="Text_20_body" style:list-style-name="L46"/>
    <style:style style:name="P65" style:family="paragraph" style:parent-style-name="Text_20_body" style:list-style-name="L47"/>
    <style:style style:name="P66" style:family="paragraph" style:parent-style-name="Text_20_body" style:list-style-name="L48"/>
    <style:style style:name="P67" style:family="paragraph" style:parent-style-name="Text_20_body" style:list-style-name="L49"/>
    <style:style style:name="P68" style:family="paragraph" style:parent-style-name="Text_20_body" style:list-style-name="L50"/>
    <style:style style:name="P69" style:family="paragraph" style:parent-style-name="Text_20_body" style:list-style-name="L51"/>
    <style:style style:name="P70" style:family="paragraph" style:parent-style-name="Text_20_body" style:list-style-name="L52"/>
    <style:style style:name="P71" style:family="paragraph" style:parent-style-name="Text_20_body" style:list-style-name="L53"/>
    <style:style style:name="P72" style:family="paragraph" style:parent-style-name="Text_20_body" style:list-style-name="L54"/>
    <style:style style:name="P73" style:family="paragraph" style:parent-style-name="Text_20_body" style:list-style-name="L55"/>
    <style:style style:name="P74" style:family="paragraph" style:parent-style-name="Text_20_body" style:list-style-name="L56"/>
    <style:style style:name="P75" style:family="paragraph" style:parent-style-name="Text_20_body" style:list-style-name="L57"/>
    <style:style style:name="P76" style:family="paragraph" style:parent-style-name="Text_20_body" style:list-style-name="L58"/>
    <style:style style:name="P77" style:family="paragraph" style:parent-style-name="Text_20_body" style:list-style-name="L59"/>
    <style:style style:name="P78" style:family="paragraph" style:parent-style-name="Text_20_body" style:list-style-name="L60"/>
    <style:style style:name="P79" style:family="paragraph" style:parent-style-name="Text_20_body" style:list-style-name="L61"/>
    <style:style style:name="P80" style:family="paragraph" style:parent-style-name="Text_20_body">
      <style:paragraph-properties fo:text-align="center" style:justify-single-word="false"/>
    </style:style>
    <style:style style:name="P81" style:family="paragraph" style:parent-style-name="Text_20_body" style:list-style-name="L62"/>
    <style:style style:name="P82" style:family="paragraph" style:parent-style-name="Heading_20_1">
      <style:text-properties fo:language="en" fo:country="US"/>
    </style:style>
    <style:style style:name="P83" style:family="paragraph" style:parent-style-name="Heading_20_1">
      <style:paragraph-properties fo:break-before="page"/>
    </style:style>
    <style:style style:name="P84" style:family="paragraph" style:parent-style-name="Heading_20_1">
      <style:paragraph-properties fo:break-before="page"/>
      <style:text-properties fo:language="en" fo:country="US"/>
    </style:style>
    <style:style style:name="P85" style:family="paragraph" style:parent-style-name="Contents_20_Heading">
      <style:paragraph-properties fo:break-before="page"/>
    </style:style>
    <style:style style:name="P86" style:family="paragraph" style:parent-style-name="Contents_20_1">
      <style:paragraph-properties>
        <style:tab-stops>
          <style:tab-stop style:position="18.466cm" style:type="right"/>
        </style:tab-stops>
      </style:paragraph-properties>
    </style:style>
    <style:style style:name="P87" style:family="paragraph" style:parent-style-name="Contents_20_2">
      <style:paragraph-properties>
        <style:tab-stops>
          <style:tab-stop style:position="17.967cm" style:type="right"/>
        </style:tab-stops>
      </style:paragraph-properties>
    </style:style>
    <style:style style:name="T1" style:family="text">
      <style:text-properties fo:font-size="12pt" fo:language="en" fo:country="US" style:font-size-asian="12pt" style:font-size-complex="12pt"/>
    </style:style>
    <style:style style:name="T2" style:family="text">
      <style:text-properties style:font-name="Times New Roman" fo:language="en" fo:country="US"/>
    </style:style>
    <style:style style:name="T3" style:family="text">
      <style:text-properties style:font-name="Times New Roman1" style:font-name-asian="Times New Roman1" style:font-name-complex="Times New Roman1"/>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2" text:outline-level="1" text:is-list-header="true"/>
      <text:p text:style-name="P5"/>
      <text:p text:style-name="P5"/>
      <text:p text:style-name="P5"/>
      <text:p text:style-name="P6">Official specification</text:p>
      <text:p text:style-name="P6"/>
      <text:p text:style-name="P7">Imperialism remake</text:p>
      <text:p text:style-name="P9"/>
      <text:p text:style-name="P9">Free, open source remake of the classic strategy game Imperialism</text:p>
      <text:p text:style-name="P8"/>
      <text:p text:style-name="P4"><text:a xlink:type="simple" xlink:href="http://imperialism-remake.twelvepm.de/"><text:span text:style-name="T2">Website</text:span></text:a></text:p>
      <text:p text:style-name="P4"><text:a xlink:type="simple" xlink:href="http://code.google.com/p/imperialism-remake/downloads/list"><text:span text:style-name="T2">Download</text:span></text:a></text:p>
      <text:p text:style-name="P4"><text:a xlink:type="simple" xlink:href="http://imperialism-remake.twelvepm.de/forum/"><text:span text:style-name="T2">Forum</text:span></text:a></text:p>
      <text:p text:style-name="P6"/>
      <text:p text:style-name="P6"/>
      <text:p text:style-name="P6"/>
      <text:p text:style-name="P6"/>
      <text:p text:style-name="P10"/>
      <text:p text:style-name="P10"/>
      <text:p text:style-name="P10"/>
      <text:p text:style-name="P10"/>
      <text:p text:style-name="P10"/>
      <text:p text:style-name="P10"/>
      <text:p text:style-name="P10"/>
      <text:p text:style-name="P10"/>
      <text:p text:style-name="P10"/>
      <text:p text:style-name="P10">Last updated: <text:modification-date style:data-style-name="N81">22. April 2012</text:modification-date> (revision <text:editing-cycles>44</text:editing-cycles>)</text:p>
      <text:p text:style-name="P3"><text:span text:style-name="T1">Author: </text:span><text:a xlink:type="simple" xlink:href="mailto:trilarion@twelvepm.de?subject=Imperialism%20remake"><text:span text:style-name="T1">Trilarion</text:span></text:a></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page-number/>
          </text:table-of-content-entry-template>
          <text:table-of-content-entry-template text:outline-level="2" text:style-name="Contents_20_2">
            <text:index-entry-chapter/>
            <text:index-entry-span> </text:index-entry-span>
            <text:index-entry-text/>
            <text:index-entry-tab-stop style:type="right" style:leader-char=" "/>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85">Content</text:p>
          </text:index-title>
          <text:p text:style-name="P86"><text:a xlink:type="simple" xlink:href="#__RefHeading__422_764414512" text:style-name="Internet_20_link" text:visited-style-name="Internet_20_link">1 Philosophy</text:a><text:tab/>4</text:p>
          <text:p text:style-name="P87">1.1 Strategies<text:tab/>5</text:p>
          <text:p text:style-name="P87">1.2 Relation to the original Imperialism<text:tab/>5</text:p>
          <text:p text:style-name="P86"><text:a xlink:type="simple" xlink:href="#__RefHeading__450_1211285317" text:style-name="Internet_20_link" text:visited-style-name="Internet_20_link">2 Settings</text:a><text:tab/>6</text:p>
          <text:p text:style-name="P87">2.1 General settings<text:tab/>6</text:p>
          <text:p text:style-name="P87">2.2 Victory conditions<text:tab/>6</text:p>
          <text:p text:style-name="P87">2.3 Nations<text:tab/>6</text:p>
          <text:p text:style-name="P87">2.4 Terrain<text:tab/>6</text:p>
          <text:p text:style-name="P86"><text:a xlink:type="simple" xlink:href="#__RefHeading__320_1489308464" text:style-name="Internet_20_link" text:visited-style-name="Internet_20_link">3 Diplomacy</text:a><text:tab/>7</text:p>
          <text:p text:style-name="P87">3.1 Goals<text:tab/>7</text:p>
          <text:p text:style-name="P87">3.2 Alliances<text:tab/>7</text:p>
          <text:p text:style-name="P87">3.3 Minor Nations<text:tab/>8</text:p>
          <text:p text:style-name="P86"><text:a xlink:type="simple" xlink:href="#__RefHeading__322_1489308464" text:style-name="Internet_20_link" text:visited-style-name="Internet_20_link">4 Research</text:a><text:tab/>9</text:p>
          <text:p text:style-name="P87">4.1 Exploration<text:tab/>9</text:p>
          <text:p text:style-name="P87">4.2 Tech tree<text:tab/>9</text:p>
          <text:p text:style-name="P86"><text:a xlink:type="simple" xlink:href="#__RefHeading__324_1489308464" text:style-name="Internet_20_link" text:visited-style-name="Internet_20_link">5 Economics</text:a><text:tab/>11</text:p>
          <text:p text:style-name="P87">5.1 Trade and Consumption Flow<text:tab/>11</text:p>
          <text:p text:style-name="P87">5.2 Improve relation to other nations by economic means<text:tab/>11</text:p>
          <text:p text:style-name="P87">5.3 Balance sheet<text:tab/>12</text:p>
          <text:p text:style-name="P86"><text:a xlink:type="simple" xlink:href="#__RefHeading__326_1489308464" text:style-name="Internet_20_link" text:visited-style-name="Internet_20_link">6 Industry and Infrastructure</text:a><text:tab/>13</text:p>
          <text:p text:style-name="P87">6.1 Worker pool<text:tab/>13</text:p>
          <text:p text:style-name="P87">6.2 Resources<text:tab/>13</text:p>
          <text:p text:style-name="P87">6.3 Production<text:tab/>14</text:p>
          <text:p text:style-name="P87">6.4 Trade<text:tab/>14</text:p>
          <text:p text:style-name="P87">6.5 Promotion of workers<text:tab/>15</text:p>
          <text:p text:style-name="P86"><text:a xlink:type="simple" xlink:href="#__RefHeading__328_1489308464" text:style-name="Internet_20_link" text:visited-style-name="Internet_20_link">7 Military</text:a><text:tab/>16</text:p>
          <text:p text:style-name="P87">7.1 Units<text:tab/>16</text:p>
          <text:p text:style-name="P87">7.2 Base unit property values<text:tab/>18</text:p>
          <text:p text:style-name="P87">7.3 Combat<text:tab/>18</text:p>
          <text:p text:style-name="P87">7.4 Navy<text:tab/>19</text:p>
          <text:p text:style-name="P86"><text:a xlink:type="simple" xlink:href="#__RefHeading__456_764414512" text:style-name="Internet_20_link" text:visited-style-name="Internet_20_link">8 Statistics</text:a><text:tab/>20</text:p>
          <text:p text:style-name="P86"><text:a xlink:type="simple" xlink:href="#__RefHeading__2207_1200825672" text:style-name="Internet_20_link" text:visited-style-name="Internet_20_link">9 Names</text:a><text:tab/>21</text:p>
          <text:p text:style-name="P87">9.1 Ships<text:tab/>21</text:p>
          <text:p text:style-name="P86"><text:a xlink:type="simple" xlink:href="#__RefHeading__330_1489308464" text:style-name="Internet_20_link" text:visited-style-name="Internet_20_link">10 Artificial Intelligence</text:a><text:tab/>22</text:p>
          <text:p text:style-name="P87">10.1 Requirements<text:tab/>22</text:p>
          <text:p text:style-name="P86"><text:a xlink:type="simple" xlink:href="#__RefHeading__403_764414512" text:style-name="Internet_20_link" text:visited-style-name="Internet_20_link">11 Further Suggestions</text:a><text:tab/>23</text:p>
          <text:p text:style-name="P86"><text:a xlink:type="simple" xlink:href="#__RefHeading__2209_1200825672" text:style-name="Internet_20_link" text:visited-style-name="Internet_20_link">12 Music</text:a><text:tab/>26</text:p>
          <text:p text:style-name="P87">12.1 List of music pieces<text:tab/>26</text:p>
          <text:p text:style-name="P87">12.2 List of sound effects<text:tab/>26</text:p>
          <text:p text:style-name="P86"><text:a xlink:type="simple" xlink:href="#__RefHeading__332_1489308464" text:style-name="Internet_20_link" text:visited-style-name="Internet_20_link">13 User interface</text:a><text:tab/>27</text:p>
          <text:p text:style-name="P87">13.1 Start screen<text:tab/>27</text:p>
          <text:p text:style-name="P87">13.2 Main map screen<text:tab/>28</text:p>
          <text:p text:style-name="P87">13.3 Minor<text:tab/>28</text:p>
          <text:p text:style-name="P86"><text:a xlink:type="simple" xlink:href="#__RefHeading__405_764414512" text:style-name="Internet_20_link" text:visited-style-name="Internet_20_link">14 Programmers Guide</text:a><text:tab/>29</text:p>
          <text:p text:style-name="P87">14.1 Coding standards<text:tab/>29</text:p>
          <text:p text:style-name="P87">14.2 Load and Save<text:tab/>29</text:p>
          <text:p text:style-name="P87">14.3 Scenarios<text:tab/>29</text:p>
          <text:p text:style-name="P87">14.4 Third party libraries<text:tab/>30</text:p>
          <text:p text:style-name="P87">14.5 Similar projects<text:tab/>30</text:p>
          <text:p text:style-name="P86"><text:soft-page-break/><text:a xlink:type="simple" xlink:href="#__RefHeading__789_973947889" text:style-name="Internet_20_link" text:visited-style-name="Internet_20_link">15 RoadMap</text:a><text:tab/>32</text:p>
          <text:p text:style-name="P87">15.1 Design phase<text:tab/>32</text:p>
          <text:p text:style-name="P87">15.2 Map and Battle only Sub-Game<text:tab/>32</text:p>
          <text:p text:style-name="P86"><text:a xlink:type="simple" xlink:href="#__RefHeading__424_764414512" text:style-name="Internet_20_link" text:visited-style-name="Internet_20_link">16 Design Generalization</text:a><text:tab/>33</text:p>
          <text:p text:style-name="P87">16.1 Possible abstractions<text:tab/>33</text:p>
          <text:p text:style-name="P86"><text:a xlink:type="simple" xlink:href="#__RefHeading__426_764414512" text:style-name="Internet_20_link" text:visited-style-name="Internet_20_link">17 Original Imperialism</text:a><text:tab/>34</text:p>
          <text:p text:style-name="P87">17.1 Design<text:tab/>34</text:p>
          <text:p text:style-name="P87">17.2 Strengths and Shortfalls<text:tab/>38</text:p>
          <text:p text:style-name="P86"><text:a xlink:type="simple" xlink:href="#__RefHeading__1644_2086626998" text:style-name="Internet_20_link" text:visited-style-name="Internet_20_link">18 Credits</text:a><text:tab/>39</text:p>
        </text:index-body>
      </text:table-of-content>
      <text:p text:style-name="P5"/>
      <text:h text:style-name="P84" text:outline-level="1"><text:bookmark text:name="__RefHeading__422_764414512"/>Philosophy<text:bookmark-end text:name="__RefHeading__422_764414512"/></text:h>
      <text:p text:style-name="P5"/>
      <text:p text:style-name="P14">Imperialism: the creation and/or maintenance of an unequal economic, cultural, and territorial relationships, usually between states and often in the form of an empire, based on domination and subordination. (Wikipedia) </text:p>
      <text:p text:style-name="P14">This turn based strategy game is about the era of imperialism where nations fought a war for strategic dominance by all means - of industrial, diplomatic or military nature.</text:p>
      <text:p text:style-name="P14">You start as monarch of one of many grand nations which all aspire to rule the world. Your country is not yet developed, your military is weak, you don't have friends in the world. But you have a workforce willing to contribute to your success and some cash in the treasure.</text:p>
      <text:p text:style-name="P14">What you could do as a young leader is to modernize your country. Educate engineers which develop natural resources for you (like building mines for delivering coal) or build a nationwide transportation-rail-system. Command your workforce to produce higher-valued products from these resources. Then trade these away and make profit. With the new money you can extend your factories, feed a larger work force, trade or explore new resources, feed the people and finally make even more profit. Eliminate inefficiencies wherever they occur in order to maximize this profit.</text:p>
      <text:p text:style-name="P14">Now the time has come to invest in your military. Don't wait too long or you might find yourself to be the objective of your neighbors. They will build a military too. But with a strong industrial base, you surely can build a military especially adapted to your needs. In the end the most often sought way to expand your empire will be war. Choose your victim carefully and finally tell your generals to advance. The price will be an even larger empire with even larger industrial base and that in turn will boost your army. The sky is the limit.</text:p>
      <text:p text:style-name="P14">However, going to war in a world where there are several other empires the size of your own can also be dangerous. Your neighbors might not like what you do and might form an alliance against you. Be careful. Your diplomats will tell you about these dangers. Either conquer them all, you old warmonger, or act diplomatic, promise enough to some of them to let them ignore your actions or make alliances too. A world full of alliances can make international relations complicated and refreshingly interesting.</text:p>
      <text:p text:style-name="P14">With the right decisions, based on the actions of your opponents, with an efficient industrial base, clever diplomatic relations and a strong army, you'll have the best chances to build an empire that shines forever and will have no foe.</text:p>
      <text:p text:style-name="P14"/>
      <text:p text:style-name="P14">Good luck!</text:p>
      <text:p text:style-name="P13">›•‹</text:p>
      <text:p text:style-name="P13"/>
      <text:p text:style-name="Text_20_body">The aim of this project is to create a free (open source, OS independent) remake of the classic SSI game Imperialism. While the spirit and many concepts of the original should be preserved it should not become a pure copy but advance the concept in a sense that modern elements of strategic games are included as for example of the Civilization series.</text:p>
      <text:p text:style-name="Text_20_body">Imperialism was a great game at its time, not only known for its strategic challenge but also for a great ambient sound. However running it on modern OS is difficult. Also some parts of the game design (like the battles) were bugged. That's where this remake starts, providing a free, portable variant of the old Imperialism.</text:p>
      <text:p text:style-name="Text_20_body">The game is written in Java using Swing for the user interface. The philosophy is to keep it as simple as possible, use standard/well tested libraries wherever possible and to demand clean, understandable code always. </text:p>
      <text:p text:style-name="Text_20_body">In the final version we want to deliver a good, deep, traditional strategy game made on a tiny budget by volunteers.</text:p>
      <text:p text:style-name="Text_20_body"/>
      <text:p text:style-name="Text_20_body"/>
      <text:h text:style-name="Heading_20_2" text:outline-level="2"><text:soft-page-break/>Strategies</text:h>
      <text:p text:style-name="Text_20_body"/>
      <text:p text:style-name="Text_20_body">We do not aim for a historical, economical simulation but for a strategy game. In a strategy game one has to balance different goals, sacrificing one for achieving the other. The optimal strategy is determined not only by efficiently leading the nation but also by adapting to the strategy of the competitors. A good game creates a fascinating circle of strategies and counter-strategies.</text:p>
      <text:p text:style-name="Text_20_body">Our main antagonisms:</text:p>
      <text:list xml:id="list41259933" text:style-name="L1">
        <text:list-item>
          <text:p text:style-name="P16">Either expand your military now and conquer something or improve your infrastructure and industrial base to support higher military later.</text:p>
        </text:list-item>
        <text:list-item>
          <text:p text:style-name="P16">Either sell goods now where they give the highest profit or dominate specific markets and ensure political influence in these regions.</text:p>
        </text:list-item>
        <text:list-item>
          <text:p text:style-name="P16">Either invest in science to gain advantage in military, industry or culture in the future or invest money now.</text:p>
        </text:list-item>
      </text:list>
      <text:p text:style-name="Text_20_body"/>
      <text:p text:style-name="Text_20_body">This means you have to set priorities for selling goods, for production, for research, for increase of infrastructure and industry.</text:p>
      <text:p text:style-name="Text_20_body"/>
      <text:h text:style-name="Heading_20_2" text:outline-level="2">Relation to the original Imperialism</text:h>
      <text:p text:style-name="P13">›››•‹‹‹</text:p>
      <text:h text:style-name="P84" text:outline-level="1"><text:bookmark text:name="__RefHeading__450_1211285317"/>Settings<text:bookmark-end text:name="__RefHeading__450_1211285317"/></text:h>
      <text:p text:style-name="Text_20_body"/>
      <text:h text:style-name="Heading_20_2" text:outline-level="2">General settings</text:h>
      <text:p text:style-name="Text_20_body"/>
      <text:list xml:id="list41262546" text:style-name="L2">
        <text:list-item>
          <text:p text:style-name="P17">4 turns per year (the seasons), earliest start 1814, end 1914 (~400 turns) but continues running if the player wants</text:p>
        </text:list-item>
      </text:list>
      <text:p text:style-name="Text_20_body"/>
      <text:p text:style-name="P12">›•‹</text:p>
      <text:h text:style-name="Heading_20_2" text:outline-level="2">Victory conditions</text:h>
      <text:p text:style-name="P11"/>
      <text:list xml:id="list41268244" text:style-name="L3">
        <text:list-item>
          <text:p text:style-name="P18">Military victory: 66% of provinces conquered</text:p>
        </text:list-item>
        <text:list-item>
          <text:p text:style-name="P18">Diplomatic victory: 66% of votes in governor council</text:p>
        </text:list-item>
        <text:list-item>
          <text:p text:style-name="P18">Cultural victory: First to achieve a certain number of culture points and builds a special wonder(?) </text:p>
        </text:list-item>
      </text:list>
      <text:p text:style-name="P11"/>
      <text:h text:style-name="Heading_20_2" text:outline-level="2">Nations</text:h>
      <text:p text:style-name="Text_20_body"/>
      <text:p text:style-name="Text_20_body">Up to 7 major nations and 13 minor nations. There is in principle no real difference between major and minor, only minor act much more defensively and usually never wage war. Also they tend not to be leader of alliances.</text:p>
      <text:p text:style-name="Text_20_body"/>
      <text:h text:style-name="Heading_20_2" text:outline-level="2">Terrain</text:h>
      <text:list xml:id="list41260703" text:style-name="L4">
        <text:list-item>
          <text:p text:style-name="P22">Jungle, Desert, Plain, <text:s/>Scrub Forest, Forest, Hills, Mountains, Tundra</text:p>
        </text:list-item>
        <text:list-item>
          <text:p text:style-name="P22">They are not all different. Mostly just allow different resources.</text:p>
        </text:list-item>
        <text:list-item>
          <text:p text:style-name="P22">They should come in different flavors (graphical representations) to allow scenarios all over the world.</text:p>
        </text:list-item>
      </text:list>
      <text:p text:style-name="P12">›››•‹‹‹</text:p>
      <text:h text:style-name="P83" text:outline-level="1"><text:bookmark text:name="__RefHeading__320_1489308464"/>Diplomacy<text:bookmark-end text:name="__RefHeading__320_1489308464"/></text:h>
      <text:p text:style-name="Text_20_body"/>
      <text:p text:style-name="First_20_line_20_indent">The idea is that while you trade with minor nations and develop their infrastructure you fulfill their demands and also gain their trust. But you make them also dependent on you. They will know that their success depends on your power. A large military and hostile actions in the past can let you seem as a potential threat to their independence. However they want to keep their independence in a world that doesn't let them keep it, less and less and less. So they either end up conquered or they flee in the arms of a defender, someone who is sympathetic towards and wants them. Who will this be? Of course someone with a peaceful reputation, a large enough army to protect and many investments in the past.</text:p>
      <text:p text:style-name="First_20_line_20_indent">Now for major nations, they all have the same goal, being the sole winner. So if one of them gets and advantage, they will start forming alliances. Alliances mean that they kind of either fight together against a common foe or that they agree to not fight each other or that they somehow adjust their plans on each other. How to make meaningful actions out of this... Difficult.</text:p>
      <text:p text:style-name="First_20_line_20_indent"/>
      <text:p text:style-name="P12">›•‹</text:p>
      <text:h text:style-name="Heading_20_2" text:outline-level="2">Goals</text:h>
      <text:p text:style-name="Text_20_body"/>
      <text:list xml:id="list41251650" text:style-name="L5">
        <text:list-item>
          <text:p text:style-name="P23">Open up new markets to make more profit</text:p>
        </text:list-item>
        <text:list-item>
          <text:p text:style-name="P23">Win the friendship of minor nations and invite them to your empire (need to defend them)</text:p>
        </text:list-item>
        <text:list-item>
          <text:p text:style-name="P23">Declare war and seek peace (peace with fixed 5/10 years period)</text:p>
        </text:list-item>
        <text:list-item>
          <text:p text:style-name="P23">Seek reassurance through non-aggression treaties</text:p>
        </text:list-item>
        <text:list-item>
          <text:p text:style-name="P23">Seek alliances (common goals) against leaders with long duration and not terminable (or only against really high fee), they have a fixed goal (war in X year, at least Y % of territory gained, loss compensation)</text:p>
        </text:list-item>
        <text:list-item>
          <text:p text:style-name="P23">Just influence nations (just offer money?)</text:p>
        </text:list-item>
        <text:list-item>
          <text:p text:style-name="P23">Bully others around </text:p>
        </text:list-item>
        <text:list-item>
          <text:p text:style-name="P23">Treaties with fixed duration (10 years or at least 5 years with 2 years cancellation time)</text:p>
        </text:list-item>
        <text:list-item>
          <text:p text:style-name="P23">War declaration could also need time (2 turns, but gives right to first strike)</text:p>
        </text:list-item>
        <text:list-item>
          <text:p text:style-name="P23">Gold is not everything: you can influence your partners by money but only a bit, sometimes they won't do it, not for all the gold in the world</text:p>
        </text:list-item>
        <text:list-item>
          <text:p text:style-name="P23">No new treaty is allowed to contradict earlier contracts (not even potentially only) - there in the design treaties with fixed duration is preferred</text:p>
        </text:list-item>
        <text:list-item>
          <text:p text:style-name="P23">It should be clear how each diplomatic action will influence the relations in a quantitative way.</text:p>
        </text:list-item>
        <text:list-item>
          <text:p text:style-name="P23">Breaking a treaty is either impossible or results in serious harm, whatever this means for now.</text:p>
        </text:list-item>
      </text:list>
      <text:p text:style-name="P11"/>
      <text:p text:style-name="P12">›•‹</text:p>
      <text:h text:style-name="Heading_20_2" text:outline-level="2">Alliances</text:h>
      <text:p text:style-name="Text_20_body"/>
      <text:list xml:id="list41268228" text:style-name="L6">
        <text:list-item>
          <text:p text:style-name="P24">Must have similar interests/goals</text:p>
        </text:list-item>
        <text:list-item>
          <text:p text:style-name="P24">Similar benefits (monetary compensation possible)</text:p>
        </text:list-item>
        <text:list-item>
          <text:p text:style-name="P24"><text:soft-page-break/>Trust (from history) </text:p>
        </text:list-item>
      </text:list>
      <text:h text:style-name="Heading_20_2" text:outline-level="2">Minor Nations</text:h>
      <text:p text:style-name="Text_20_body"/>
      <text:p text:style-name="Text_20_body">They could actively choose sides. They should not react too erratically but also there should be clever tactics that might change their course. Difficult.</text:p>
      <text:p text:style-name="Text_20_body"/>
      <text:p text:style-name="Textkörper_20_Bold">Relations</text:p>
      <text:list xml:id="list41255792" text:style-name="L7">
        <text:list-item>
          <text:p text:style-name="P25">improve when extending their infrastructure</text:p>
        </text:list-item>
        <text:list-item>
          <text:p text:style-name="P25">improve when trading (effectively not only offering)</text:p>
        </text:list-item>
        <text:list-item>
          <text:p text:style-name="P25">improve upon fulfillment of wishes, being useful for them</text:p>
        </text:list-item>
        <text:list-item>
          <text:p text:style-name="P25">improve for treaties like a peace treaty and keeping them</text:p>
        </text:list-item>
        <text:list-item>
          <text:p text:style-name="P25">worsen if military is large enough and common border or many ships </text:p>
          <text:p text:style-name="P25"/>
        </text:list-item>
      </text:list>
      <text:p text:style-name="Textkörper_20_Bold">Peaceful assimilation</text:p>
      <text:list xml:id="list41279236" text:style-name="L8">
        <text:list-item>
          <text:p text:style-name="P26">Relation must be very good over a long history (maybe additive for whole history = trust) by trade or diplomacy</text:p>
        </text:list-item>
        <text:list-item>
          <text:p text:style-name="P26">No immediate threat: long running peace treaty or far away</text:p>
        </text:list-item>
        <text:list-item>
          <text:p text:style-name="P26">How peaceful you were in general, they like peaceful and cultural (large culture rating) nations</text:p>
        </text:list-item>
        <text:list-item>
          <text:p text:style-name="P26">Become status of close friend (public visible)</text:p>
        </text:list-item>
        <text:list-item>
          <text:p text:style-name="P26">Have a strong enough military, they feel attracted to very powerful nations, however first repelled</text:p>
        </text:list-item>
        <text:list-item>
          <text:p text:style-name="P26">Defend upon aggression of others, a threat by another nations give a big boost</text:p>
        </text:list-item>
        <text:list-item>
          <text:p text:style-name="P26">Trade and fulfill all demands wishes</text:p>
        </text:list-item>
        <text:list-item>
          <text:p text:style-name="P26">Buy any excess exports</text:p>
        </text:list-item>
        <text:list-item>
          <text:p text:style-name="P26">After certain time is gone -&gt; assimilation festivities</text:p>
        </text:list-item>
        <text:list-item>
          <text:p text:style-name="P26">Secrete turnaround should be possible to pursue (not see with whom they trade maybe?) </text:p>
        </text:list-item>
        <text:list-item>
          <text:p text:style-name="P26">They could have special abilities (military, cultural, economic) that they give you, when you assimilate them.</text:p>
        </text:list-item>
        <text:list-item>
          <text:p text:style-name="P26">Invasion of new territory after assimilation should take some time.</text:p>
          <text:p text:style-name="P26"/>
        </text:list-item>
      </text:list>
      <text:p text:style-name="P12">›››•‹‹‹</text:p>
      <text:h text:style-name="P83" text:outline-level="1"><text:bookmark text:name="__RefHeading__322_1489308464"/>Research<text:bookmark-end text:name="__RefHeading__322_1489308464"/></text:h>
      <text:p text:style-name="Text_20_body"/>
      <text:list xml:id="list41267699" text:style-name="L9">
        <text:list-item>
          <text:p text:style-name="P27">Only minor aspect of the game, not too much concentration 10% of working force should be enough</text:p>
        </text:list-item>
        <text:list-item>
          <text:p text:style-name="P27">A chained map of researchable technologies as in Civilization (aka tech tree)</text:p>
        </text:list-item>
        <text:list-item>
          <text:p text:style-name="P27">Scientists can either explore country</text:p>
        </text:list-item>
        <text:list-item>
          <text:p text:style-name="P27">Different independent strands: economical strand, militaristic strand, cultural (technological strand)? </text:p>
        </text:list-item>
        <text:list-item>
          <text:p text:style-name="P27">Typical militaristic techs: More ground experience, kind of refueling after battle, higher morale</text:p>
        </text:list-item>
        <text:list-item>
          <text:p text:style-name="P27">Typical economical techs: Higher taxes, ...</text:p>
        </text:list-item>
        <text:list-item>
          <text:p text:style-name="P27">Typical cultural techs: Higher tech efficiency, higher cultural ranking, more diplomatic influence </text:p>
        </text:list-item>
        <text:list-item>
          <text:p text:style-name="P27">Some allow world wonders (greatly enhancing chance for cultural victory)</text:p>
        </text:list-item>
        <text:list-item>
          <text:p text:style-name="P27">Are not tradable, but it helps if others have them developed already, will improve research.</text:p>
        </text:list-item>
      </text:list>
      <text:p text:style-name="Text_20_body"/>
      <text:h text:style-name="Heading_20_2" text:outline-level="2">Exploration</text:h>
      <text:p text:style-name="Text_20_body"/>
      <text:p text:style-name="Text_20_body">Special mission as an alternative to the tech tree. Takes some time, costs some money and will reveal some (random) resource. Indication that there is something left to explore in the country.</text:p>
      <text:p text:style-name="Text_20_body"/>
      <text:h text:style-name="Heading_20_2" text:outline-level="2">Tech tree</text:h>
      <text:p text:style-name="Text_20_body"/>
      <text:p text:style-name="Text_20_body">They are kind of wrong era for now. Just give you the idea.</text:p>
      <text:p text:style-name="Text_20_body"/>
      <text:p text:style-name="Textkörper_20_Bold">Military branch (maybe two subbranches: naval and special vs. land only)</text:p>
      <text:list xml:id="list41254553" text:style-name="L10">
        <text:list-item>
          <text:p text:style-name="P28">Nationalism: Giving free unit?</text:p>
        </text:list-item>
        <text:list-item>
          <text:p text:style-name="P28">Gunpowder: Better weapons</text:p>
        </text:list-item>
        <text:list-item>
          <text:p text:style-name="P28">Canon, Artillery</text:p>
        </text:list-item>
        <text:list-item>
          <text:p text:style-name="P28">Geography and map making</text:p>
        </text:list-item>
        <text:list-item>
          <text:p text:style-name="P28">Construction of turbine propeller</text:p>
        </text:list-item>
        <text:list-item>
          <text:p text:style-name="P28">Colt gun</text:p>
        </text:list-item>
        <text:list-item>
          <text:p text:style-name="P28">Morse code</text:p>
        </text:list-item>
        <text:list-item>
          <text:p text:style-name="P28">Rifles invented: Infantry 2</text:p>
        </text:list-item>
        <text:list-item>
          <text:p text:style-name="P28">Internal combustion machine</text:p>
        </text:list-item>
        <text:list-item>
          <text:p text:style-name="P28">Diesel machine</text:p>
        </text:list-item>
        <text:list-item>
          <text:p text:style-name="P28">Machine gun: Infantry 3</text:p>
          <text:p text:style-name="P28"/>
        </text:list-item>
      </text:list>
      <text:p text:style-name="Textkörper_20_Bold">Industrial branch (Resources branch, others branch)</text:p>
      <text:list xml:id="list41264393" text:style-name="L11">
        <text:list-item>
          <text:p text:style-name="P29"><text:soft-page-break/>Windmill: Farms can be upgraded</text:p>
        </text:list-item>
        <text:list-item>
          <text:p text:style-name="P29">Coal extraction: Better industrial research?</text:p>
        </text:list-item>
        <text:list-item>
          <text:p text:style-name="P29">Jenny Speed invented: Wool from sheep</text:p>
        </text:list-item>
        <text:list-item>
          <text:p text:style-name="P29">Better transport wagons: More efficient wagons</text:p>
        </text:list-item>
        <text:list-item>
          <text:p text:style-name="P29">Better pump for mines: More efficient mines</text:p>
        </text:list-item>
        <text:list-item>
          <text:p text:style-name="P29">Steam engine, high pressure: Enables railroad building</text:p>
        </text:list-item>
        <text:list-item>
          <text:p text:style-name="P29">Seed Drill: Improve grain farms and orchards to level 1</text:p>
        </text:list-item>
        <text:list-item>
          <text:p text:style-name="P29">Cotton Gin: Improve cotton plantations to level 1</text:p>
        </text:list-item>
        <text:list-item>
          <text:p text:style-name="P29">Iron Railroad bridge: Cross swamp, enable forester who can improve hardwood forest to level 1</text:p>
        </text:list-item>
        <text:list-item>
          <text:p text:style-name="P29">Feed Grasses: Enables rancher who can improve wool farms and livestock ranches to level 1</text:p>
        </text:list-item>
        <text:list-item>
          <text:p text:style-name="P29">Industrial revolution</text:p>
        </text:list-item>
        <text:list-item>
          <text:p text:style-name="P29">Better canned food</text:p>
        </text:list-item>
        <text:list-item>
          <text:p text:style-name="P29">Gas lamps: better mines and workers more efficiently </text:p>
        </text:list-item>
        <text:list-item>
          <text:p text:style-name="P29">Cement improved</text:p>
        </text:list-item>
        <text:list-item>
          <text:p text:style-name="P29">Electric generator: town upgrade?</text:p>
        </text:list-item>
        <text:list-item>
          <text:p text:style-name="P29">Chemicals for farmers</text:p>
        </text:list-item>
        <text:list-item>
          <text:p text:style-name="P29">Sewing machine</text:p>
        </text:list-item>
        <text:list-item>
          <text:p text:style-name="P29">Elevator: mines to level 3</text:p>
        </text:list-item>
        <text:list-item>
          <text:p text:style-name="P29">Oil drill</text:p>
        </text:list-item>
        <text:list-item>
          <text:p text:style-name="P29">Dynamite: Improved railroad</text:p>
        </text:list-item>
        <text:list-item>
          <text:p text:style-name="P29">Electric light: Mines and city upgrade</text:p>
        </text:list-item>
        <text:list-item>
          <text:p text:style-name="P29">Car with combustion machine</text:p>
        </text:list-item>
      </text:list>
      <text:p text:style-name="Text_20_body"/>
      <text:p text:style-name="Text_20_body"/>
      <text:p text:style-name="Textkörper_20_Bold">Cultural/Diplomatic branch</text:p>
      <text:list xml:id="list41268868" text:style-name="L12">
        <text:list-item>
          <text:p text:style-name="P30">Propaganda: Increases influences, gives special unit spy?</text:p>
        </text:list-item>
        <text:list-item>
          <text:p text:style-name="P30">India discovered: Bonus for first </text:p>
        </text:list-item>
        <text:list-item>
          <text:p text:style-name="P30">Radio 1901</text:p>
          <text:p text:style-name="P30"/>
        </text:list-item>
      </text:list>
      <text:p text:style-name="P12">›››•‹‹‹</text:p>
      <text:h text:style-name="P83" text:outline-level="1"><text:bookmark text:name="__RefHeading__324_1489308464"/>Economics<text:bookmark-end text:name="__RefHeading__324_1489308464"/></text:h>
      <text:p text:style-name="Textkörper_20_Bold">Key ideas</text:p>
      <text:list xml:id="list41268709" text:style-name="L13">
        <text:list-item>
          <text:p text:style-name="P31">Every province has a fixed demand which can be modified by improvements.</text:p>
        </text:list-item>
        <text:list-item>
          <text:p text:style-name="P31">This demand might also increase with time or with national industrialization.</text:p>
        </text:list-item>
        <text:list-item>
          <text:p text:style-name="P31">Prioritize trading by set floor on price or maximum subventions.</text:p>
        </text:list-item>
      </text:list>
      <text:p text:style-name="Text_20_body"/>
      <text:p text:style-name="Textkörper_20_Bold">Why trading at all, isn't the home market enough?</text:p>
      <text:list xml:id="list41260483" text:style-name="L14">
        <text:list-item>
          <text:p text:style-name="P32">In real world answer would be specialization, i.e. you cannot be perfect in all sectors. We try to mimick this by making productivity gains in each sector important but expensive.</text:p>
        </text:list-item>
        <text:list-item>
          <text:p text:style-name="P32">Also you might lack resources.</text:p>
        </text:list-item>
        <text:list-item>
          <text:p text:style-name="P32">You gain diplomatic influence on AI nations.</text:p>
        </text:list-item>
      </text:list>
      <text:h text:style-name="Heading_20_2" text:outline-level="2">Trade and Consumption Flow</text:h>
      <text:p text:style-name="Text_20_body"/>
      <text:list xml:id="list41267160" text:style-name="L15">
        <text:list-item>
          <text:p text:style-name="P33">Your people can consume some of the things you produce, they will pay for it. They have a certain demand for paper, furniture, tools, garments and will pay for it. You can sell them a bit more (10-20%) and they will pay you, but less than the ordinary price. They will also buy imports, reducing your market share.</text:p>
        </text:list-item>
        <text:list-item>
          <text:p text:style-name="P33">They produce more than they consume (otherwise it would be kind of meaningless, wouldn't it), so we can export the excess.</text:p>
        </text:list-item>
        <text:list-item>
          <text:p text:style-name="P33">For export/trade we should specify the target nations and what amount we want to keep in store for later. The actual transactions are then made in a clever automatic way by the program.</text:p>
        </text:list-item>
        <text:list-item>
          <text:p text:style-name="P33">If for some reason the global demand for food and luxury items cannot be fulfilled then starvation or reduced productivity will follow.</text:p>
        </text:list-item>
        <text:list-item>
          <text:p text:style-name="P33">Basically the productivity will increase ever more in the game, giving rise to an ever greater army or other things.</text:p>
        </text:list-item>
        <text:list-item>
          <text:p text:style-name="P33">The demand of minor nation is slowly increasing with time, higher if the infrastructure is increased.</text:p>
        </text:list-item>
        <text:list-item>
          <text:p text:style-name="P33">Export-subventions or priority lists (for import, export) or diplomatic trade limit treaties (only import x tons, export y tons...) might all be legitimate means to dominate a minor nation. </text:p>
        </text:list-item>
        <text:list-item>
          <text:p text:style-name="P33">If trade network is limiting than just part of the trade is not carried out. But we do not want this to be too bad. It should come to effect slowly.</text:p>
        </text:list-item>
        <text:list-item>
          <text:p text:style-name="P33">Only one port for good transportation, minor ports only for food.</text:p>
        </text:list-item>
      </text:list>
      <text:p text:style-name="Text_20_body"/>
      <text:p text:style-name="P12">›•‹</text:p>
      <text:h text:style-name="Heading_20_2" text:outline-level="2">Improve relation to other nations by economic means</text:h>
      <text:p text:style-name="Text_20_body"/>
      <text:list xml:id="list41253251" text:style-name="L16">
        <text:list-item>
          <text:p text:style-name="P34">Make them favored trade partner</text:p>
        </text:list-item>
        <text:list-item>
          <text:p text:style-name="P34">Help them with their infrastructure (also increases their export)</text:p>
        </text:list-item>
        <text:list-item>
          <text:p text:style-name="P34">Peace Treaty (with fixed cancellation period)</text:p>
        </text:list-item>
        <text:list-item>
          <text:p text:style-name="P34"><text:soft-page-break/>Give discount to some products (specific for each product up to 50%)</text:p>
        </text:list-item>
        <text:list-item>
          <text:p text:style-name="P34">Finance friendly organizations</text:p>
        </text:list-item>
        <text:list-item>
          <text:p text:style-name="P34">Fulfill wishes of them </text:p>
        </text:list-item>
      </text:list>
      <text:p text:style-name="Text_20_body"/>
      <text:h text:style-name="Heading_20_2" text:outline-level="2">Balance sheet</text:h>
      <text:p text:style-name="Textkörper_20_Bold">Income</text:p>
      <text:list xml:id="list41272818" text:style-name="L17">
        <text:list-item>
          <text:p text:style-name="P35">Sold goods (domestic and overseas)</text:p>
        </text:list-item>
        <text:list-item>
          <text:p text:style-name="P35">Payments for diplomatic treaties</text:p>
        </text:list-item>
      </text:list>
      <text:p text:style-name="Text_20_body"/>
      <text:p text:style-name="Textkörper_20_Bold">Expenses</text:p>
      <text:list xml:id="list41275591" text:style-name="L18">
        <text:list-item>
          <text:p text:style-name="P36">Military upkeep</text:p>
        </text:list-item>
        <text:list-item>
          <text:p text:style-name="P36">Railroads/transportation upkeep</text:p>
        </text:list-item>
        <text:list-item>
          <text:p text:style-name="P36">Buildings upkeep</text:p>
        </text:list-item>
        <text:list-item>
          <text:p text:style-name="P36">Workforce salary</text:p>
        </text:list-item>
        <text:list-item>
          <text:p text:style-name="P36">Specialists salary</text:p>
        </text:list-item>
        <text:list-item>
          <text:p text:style-name="P36">Payments for bought goods</text:p>
        </text:list-item>
        <text:list-item>
          <text:p text:style-name="P36">Payments for diplomatic treaties</text:p>
        </text:list-item>
      </text:list>
      <text:p text:style-name="P12">›››•‹‹‹</text:p>
      <text:h text:style-name="P83" text:outline-level="1"><text:bookmark text:name="__RefHeading__326_1489308464"/>Industry and Infrastructure<text:bookmark-end text:name="__RefHeading__326_1489308464"/></text:h>
      <text:p text:style-name="Text_20_body"/>
      <text:p text:style-name="Text_20_body">The distribution of workers (also the production of important goods like food or transportation) should be automatized by setting priorities. Of course manually adjustable.</text:p>
      <text:h text:style-name="Heading_20_2" text:outline-level="2">Worker pool</text:h>
      <text:p text:style-name="Text_20_body"/>
      <text:p text:style-name="Text_20_body">The worker pool (W: integer) contains workers (employed and unemployed, skilled and unskilled), all scientists and all engineers. Without cost all specialists can always be reduced to unskilled workers.</text:p>
      <text:p text:style-name="Text_20_body"/>
      <text:p text:style-name="Text_20_body">We have the following types:</text:p>
      <text:p text:style-name="Text_20_body"/>
      <text:list xml:id="list41278106" text:style-name="L19">
        <text:list-item>
          <text:p text:style-name="P37">Unskilled workers (can work in factories, need food, basic type)</text:p>
        </text:list-item>
        <text:list-item>
          <text:p text:style-name="P37">Skilled workers (can work in factories, need food and money, more efficient)</text:p>
        </text:list-item>
        <text:list-item>
          <text:p text:style-name="P37">Scientists (can work in college or university, explore new technology)</text:p>
        </text:list-item>
        <text:list-item>
          <text:p text:style-name="P37">Engineers (can improve the country, your own, also minor nations) </text:p>
        </text:list-item>
        <text:list-item>
          <text:p text:style-name="P37">Trained military (go to military soldier pool, aka reserve)</text:p>
        </text:list-item>
      </text:list>
      <text:p text:style-name="Text_20_body"/>
      <text:p text:style-name="P12">›•‹</text:p>
      <text:h text:style-name="Heading_20_2" text:outline-level="2">Resources</text:h>
      <text:list xml:id="list41258521" text:style-name="L20">
        <text:list-item>
          <text:p text:style-name="P38">Wood, Coal, Ore, Oil - heavy</text:p>
        </text:list-item>
        <text:list-item>
          <text:p text:style-name="P38">Fish, Grain, Fruits, Meat - food</text:p>
        </text:list-item>
        <text:list-item>
          <text:p text:style-name="P38">Sheep/Cotton – cloth (Wool/cotton = same symbol)</text:p>
        </text:list-item>
        <text:list-item>
          <text:p text:style-name="P38">Silver - money </text:p>
        </text:list-item>
      </text:list>
      <text:p text:style-name="Text_20_body"/>
      <text:p text:style-name="Text_20_body">Note:</text:p>
      <text:list xml:id="list41275624" text:style-name="L21">
        <text:list-item>
          <text:p text:style-name="P39">Except fish, everything has to be developed by an engineer</text:p>
        </text:list-item>
        <text:list-item>
          <text:p text:style-name="P39">Everything can be developed at most up to third level</text:p>
        </text:list-item>
        <text:list-item>
          <text:p text:style-name="P39">Everything must be connected by rail (or fish by lighthouse) in at least a neighboring map tile </text:p>
        </text:list-item>
        <text:list-item>
          <text:p text:style-name="P39">Improvements can be destroyed for free (not needing any engineer). However it will take time (at least two turns) and will only be effective if the province wasn't captured to prevent scorched earth tactics).</text:p>
        </text:list-item>
        <text:list-item>
          <text:p text:style-name="P39">Engineers can automatically be build a railroad route from point A to B, a possible route will be proposed by can be altered by the player.</text:p>
        </text:list-item>
      </text:list>
      <text:p text:style-name="Text_20_body"/>
      <text:p text:style-name="P12">›•‹</text:p>
      <text:h text:style-name="Heading_20_2" text:outline-level="2"><text:soft-page-break/>Production</text:h>
      <text:p text:style-name="Text_20_body"/>
      <text:p text:style-name="Textkörper_20_Bold">Resources to raw material (level x to x units per turn)</text:p>
      <text:list xml:id="list41271301" text:style-name="L22">
        <text:list-item>
          <text:p text:style-name="P40">wood to wood</text:p>
        </text:list-item>
        <text:list-item>
          <text:p text:style-name="P40">coal to coal</text:p>
        </text:list-item>
        <text:list-item>
          <text:p text:style-name="P40">ore to ore</text:p>
        </text:list-item>
        <text:list-item>
          <text:p text:style-name="P40">oil to oil</text:p>
        </text:list-item>
        <text:list-item>
          <text:p text:style-name="P40">grain to grain (side dish)</text:p>
        </text:list-item>
        <text:list-item>
          <text:p text:style-name="P40">fish, fruits, meat to meat (main dish)</text:p>
        </text:list-item>
        <text:list-item>
          <text:p text:style-name="P40">sheep, cotton to wool</text:p>
        </text:list-item>
        <text:list-item>
          <text:p text:style-name="P40">silver to money </text:p>
        </text:list-item>
      </text:list>
      <text:p text:style-name="Text_20_body"/>
      <text:p text:style-name="Textkörper_20_Bold">Raw material to advanced material</text:p>
      <text:list xml:id="list41262536" text:style-name="L23">
        <text:list-item>
          <text:p text:style-name="P41">Paper mill: 2 wood to 1 timber, 2 wood to 1 paper</text:p>
        </text:list-item>
        <text:list-item>
          <text:p text:style-name="P41">Furniture...</text:p>
        </text:list-item>
        <text:list-item>
          <text:p text:style-name="P41">Steel mill: 1 ore + 1 coal to 1 steel/cast iron?</text:p>
        </text:list-item>
        <text:list-item>
          <text:p text:style-name="P41">Tool factory: 2 steel to 1 tool, 2 steel to 1 weapon</text:p>
        </text:list-item>
        <text:list-item>
          <text:p text:style-name="P41">Spinning factory: 2 wool to 1 cloth</text:p>
        </text:list-item>
        <text:list-item>
          <text:p text:style-name="P41">Clothing factory: 2 cloth to 1 garment</text:p>
        </text:list-item>
        <text:list-item>
          <text:p text:style-name="P41">Cannery: 1 grain + 1 meat to 1 can of food</text:p>
        </text:list-item>
        <text:list-item>
          <text:p text:style-name="P41">Refinery: 2 oil to 1 fuel</text:p>
        </text:list-item>
        <text:list-item>
          <text:p text:style-name="P41">Power plant: 2 fuel to 1 power</text:p>
        </text:list-item>
        <text:list-item>
          <text:p text:style-name="P41">Train station: 1 timber + 1 steel to 1 transport </text:p>
        </text:list-item>
      </text:list>
      <text:p text:style-name="Text_20_body"/>
      <text:p text:style-name="Text_20_body">These products can also be used to buy ships and to trade or to extend the factories and are also consumed by the workers.</text:p>
      <text:p text:style-name="Text_20_body"/>
      <text:p text:style-name="P12">›•‹</text:p>
      <text:h text:style-name="Heading_20_2" text:outline-level="2">Trade</text:h>
      <text:p text:style-name="Text_20_body"/>
      <text:p text:style-name="Text_20_body">Tradable are resources and products. We might differentiate between basic resources and advanced products:</text:p>
      <text:list xml:id="list41274924" text:style-name="L24">
        <text:list-item>
          <text:p text:style-name="P42">Wood, Ore, Coal, Wool/Cotton, Oil are basic</text:p>
        </text:list-item>
        <text:list-item>
          <text:p text:style-name="P42">The rest is advanced</text:p>
        </text:list-item>
      </text:list>
      <text:p text:style-name="Text_20_body">The transport capacity really should be a limiting factor, not a hard factor but a soft one with </text:p>
      <text:list xml:id="list43415012" text:continue-numbering="true" text:style-name="L24">
        <text:list-header>
          <text:p text:style-name="P42"/>
        </text:list-header>
      </text:list>
      <text:p text:style-name="P12">›•‹</text:p>
      <text:h text:style-name="Heading_20_2" text:outline-level="2"><text:soft-page-break/>Promotion of workers</text:h>
      <text:p text:style-name="Text_20_body"/>
      <text:list xml:id="list41271080" text:style-name="L25">
        <text:list-item>
          <text:p text:style-name="P43">Paper + unskilled worker = skilled Worker</text:p>
        </text:list-item>
        <text:list-item>
          <text:p text:style-name="P43">Paper + skilled worker + garment + furniture = expert worker</text:p>
        </text:list-item>
        <text:list-item>
          <text:p text:style-name="P43">Paper + skilled worker + garment + furniture + tool = scientist or engineer</text:p>
        </text:list-item>
        <text:list-item>
          <text:p text:style-name="P43">Paper + skilled worker + garment + furniture + weapon = soldier in reserve</text:p>
        </text:list-item>
      </text:list>
      <text:p text:style-name="Text_20_body">maybe also money in each case</text:p>
      <text:p text:style-name="P12">›››•‹‹‹</text:p>
      <text:h text:style-name="P83" text:outline-level="1"><text:bookmark text:name="__RefHeading__328_1489308464"/>Military<text:bookmark-end text:name="__RefHeading__328_1489308464"/></text:h>
      <text:p text:style-name="Text_20_body"/>
      <text:p text:style-name="Text_20_body">Philosophy: The role of the military in this game is quite large, but not dominant. We should not forget that the game is also about industrial development and diplomacy, not only about war. Therefore battles must be complex and offer diversification, but on a simplified level. The battle and army model of Imperialism 1 needs to be extended without making it too complex. Some ideas from other games (like unit promotions) should be incorporated. The main points here:</text:p>
      <text:list xml:id="list41257010" text:style-name="L26">
        <text:list-item>
          <text:p text:style-name="P44">A strong military needs a strong industrial base for large upkeep</text:p>
        </text:list-item>
        <text:list-item>
          <text:p text:style-name="P44">It can be either defensively or offensively aligned</text:p>
        </text:list-item>
        <text:list-item>
          <text:p text:style-name="P44">Battles can take more than a turn, delaying action and allowing reinforcement.</text:p>
        </text:list-item>
        <text:list-item>
          <text:p text:style-name="P44">Healing is not for free.</text:p>
        </text:list-item>
        <text:list-item>
          <text:p text:style-name="P44">Battles are carried out on a detailed hex map and can take several turns per game turn. <text:s/>Panzer General like feeling.</text:p>
        </text:list-item>
        <text:list-item>
          <text:p text:style-name="P44">Terrain is determined by defending province (and specific for each)</text:p>
        </text:list-item>
        <text:list-item>
          <text:p text:style-name="P44">Maybe add training time (cheap units, short training time, long units, large training time)</text:p>
        </text:list-item>
        <text:list-item>
          <text:p text:style-name="P44">Fortification should be expensive and less useful, so artillery orgies are not necessary.</text:p>
        </text:list-item>
        <text:list-item>
          <text:p text:style-name="P44">Militia might actually only be present in the defense case and tied to the province. This could be reflected by the naming also.</text:p>
        </text:list-item>
      </text:list>
      <text:p text:style-name="Text_20_body"/>
      <text:p text:style-name="Text_20_body">What if two neighboring powers attack each other in neighboring provinces or even in a triangle. Who becomes priority? The one with largest, fastest army?</text:p>
      <text:p text:style-name="P12">›•‹</text:p>
      <text:h text:style-name="Heading_20_2" text:outline-level="2">Units</text:h>
      <text:p text:style-name="Text_20_body"/>
      <text:p text:style-name="Textkörper_20_Bold">4 types of units</text:p>
      <text:list xml:id="list41267658" text:style-name="L27">
        <text:list-item>
          <text:p text:style-name="P45">Infantry units (good in defense and city attack and cheap, not too strong, short distance, slow)</text:p>
        </text:list-item>
        <text:list-item>
          <text:p text:style-name="P45">Artillery units (distance attack, weak defense, slow)</text:p>
        </text:list-item>
        <text:list-item>
          <text:p text:style-name="P45">Cavalry units (fast, strong, expensive, weak against cities)</text:p>
        </text:list-item>
        <text:list-item>
          <text:p text:style-name="P45">Officers (only one per army, increase moral and attack of surrounding units) </text:p>
        </text:list-item>
        <text:list-item>
          <text:p text:style-name="P45">Artillery effective against infantry, Infantry effective against cavalry or in defense, Cavalry effective againt artillery</text:p>
        </text:list-item>
      </text:list>
      <text:p text:style-name="Text_20_body"/>
      <text:p text:style-name="Textkörper_20_Bold">Properties</text:p>
      <text:list xml:id="list41278678" text:style-name="L28">
        <text:list-item>
          <text:p text:style-name="P46">Attack strength (integer number 0-20)</text:p>
        </text:list-item>
        <text:list-item>
          <text:p text:style-name="P46">Strength (percentage 0-100%)</text:p>
        </text:list-item>
        <text:list-item>
          <text:p text:style-name="P46">Range (integer number 1-5)</text:p>
        </text:list-item>
        <text:list-item>
          <text:p text:style-name="P46">Movement (integer number 1-10)</text:p>
        </text:list-item>
        <text:list-item>
          <text:p text:style-name="P46">Morale (percentage 0-100%)</text:p>
        </text:list-item>
        <text:list-item>
          <text:p text:style-name="P46"><text:soft-page-break/>Creating cost ($)</text:p>
        </text:list-item>
        <text:list-item>
          <text:p text:style-name="P46">Upkeep ($) </text:p>
        </text:list-item>
      </text:list>
      <text:p text:style-name="Text_20_body"/>
      <text:p text:style-name="Textkörper_20_Bold">Production</text:p>
      <text:list xml:id="list41255533" text:style-name="L29">
        <text:list-item>
          <text:p text:style-name="P47">Will take a certain time (so you have to plan ahead)</text:p>
        </text:list-item>
        <text:list-item>
          <text:p text:style-name="P47">Take from soldier pool </text:p>
        </text:list-item>
      </text:list>
      <text:p text:style-name="Text_20_body"/>
      <text:p text:style-name="Textkörper_20_Bold">Actions</text:p>
      <text:list xml:id="list41255656" text:style-name="L30">
        <text:list-item>
          <text:p text:style-name="P48">Move and/or attack. Attack ends movement.</text:p>
        </text:list-item>
        <text:list-item>
          <text:p text:style-name="P48">Defend max two times (artillery doesn't count) </text:p>
        </text:list-item>
      </text:list>
      <text:p text:style-name="Text_20_body"/>
      <text:p text:style-name="Textkörper_20_Bold">Terrain influence</text:p>
      <text:p text:style-name="Text_20_body">Hills, mountains, cities and over a river give (cumulative) a +1 bonus on defense (on the attack value in a defending situation) </text:p>
      <text:p text:style-name="Text_20_body"/>
      <text:p text:style-name="Textkörper_20_Bold">Promotion</text:p>
      <text:p text:style-name="Text_20_body">Veteran (with a certain chance after each kill) attack +2, morale +10 </text:p>
      <text:p text:style-name="Text_20_body"/>
      <text:p text:style-name="Textkörper_20_Bold">Specialization</text:p>
      <text:list xml:id="list41270631" text:style-name="L31">
        <text:list-item>
          <text:p text:style-name="P49">Entrenchment (attack +2 if stationed in this province, if defending, if not moved, only for infantry)</text:p>
        </text:list-item>
        <text:list-item>
          <text:p text:style-name="P49">City attack (attack +2 if attacking a city, only for infantry)</text:p>
        </text:list-item>
        <text:list-item>
          <text:p text:style-name="P49">Slow down (only artillery, every attack slows down movement -1 (not cumulative))</text:p>
        </text:list-item>
        <text:list-item>
          <text:p text:style-name="P49">Blitz (attack +2 on first attack, can attack two times per turn, only cavalry)</text:p>
        </text:list-item>
        <text:list-item>
          <text:p text:style-name="P49">Fallback(certain chance to withdrawal instead of fighting, can sneak beyond neighbored hostile forces, only cavalry) </text:p>
        </text:list-item>
      </text:list>
      <text:p text:style-name="Text_20_body"/>
      <text:p text:style-name="Textkörper_20_Bold">Time of introduction</text:p>
      <text:p text:style-name="Text_20_body"><text:s text:c="4"/>Militia, Infantry 1, Artillery 1, Cavalry 1 available from 1814 on</text:p>
      <text:p text:style-name="Text_20_body"><text:s text:c="4"/>Infantry 2, Artillery 2, Cavalry 2 available from 1850 on</text:p>
      <text:p text:style-name="Text_20_body"><text:s text:c="4"/>Infantry 3, Artillery 3, Cavalry 3 available from 1880 on </text:p>
      <text:p text:style-name="Text_20_body"/>
      <text:p text:style-name="Textkörper_20_Bold">Officers</text:p>
      <text:list xml:id="list41282316" text:style-name="L32">
        <text:list-item>
          <text:p text:style-name="P50">No attack, very low defense</text:p>
        </text:list-item>
        <text:list-item>
          <text:p text:style-name="P50">Base is lieutenant (attack +1, morale +10 for all neighbored units)</text:p>
        </text:list-item>
        <text:list-item>
          <text:p text:style-name="P50">Promotion to Colonel (attack +1, morale +10 for all with distance up to 3)</text:p>
        </text:list-item>
        <text:list-item>
          <text:p text:style-name="P50">Promotion to General (attack +2, morale +20 for all with distance up to 5) </text:p>
        </text:list-item>
      </text:list>
      <text:p text:style-name="Text_20_body"/>
      <text:p text:style-name="Textkörper_20_Bold"><text:soft-page-break/>Healing of units</text:p>
      <text:list xml:id="list41277417" text:style-name="L33">
        <text:list-item>
          <text:p text:style-name="P51">Not for free, costs some money and can come from manpower pool</text:p>
        </text:list-item>
        <text:list-item>
          <text:p text:style-name="P51">Only if remaining strength after battle &gt;= 30%, otherwise liquidation to manpower pool </text:p>
        </text:list-item>
      </text:list>
      <text:p text:style-name="Text_20_body"/>
      <text:p text:style-name="Textkörper_20_Bold">Movement on map</text:p>
      <text:p text:style-name="Text_20_body">Should be limited like 2-3 provinces per turn. Maybe faster with railroads?</text:p>
      <text:p text:style-name="P12">›•‹</text:p>
      <text:h text:style-name="Heading_20_2" text:outline-level="2">Base unit property values</text:h>
      <text:p text:style-name="Text_20_body"/>
      <table:table table:name="Table1" table:style-name="Table1">
        <table:table-column table:style-name="Table1.A" table:number-columns-repeated="10"/>
        <table:table-column table:style-name="Table1.K"/>
        <table:table-row>
          <table:table-cell table:style-name="Table1.A1" office:value-type="string">
            <text:p text:style-name="P15">Property</text:p>
          </table:table-cell>
          <table:table-cell table:style-name="Table1.A1" office:value-type="string">
            <text:p text:style-name="P15">Militia</text:p>
          </table:table-cell>
          <table:table-cell table:style-name="Table1.A1" office:value-type="string">
            <text:p text:style-name="P15">Infantry 1</text:p>
          </table:table-cell>
          <table:table-cell table:style-name="Table1.A1" office:value-type="string">
            <text:p text:style-name="P15">Infantry 2</text:p>
          </table:table-cell>
          <table:table-cell table:style-name="Table1.A1" office:value-type="string">
            <text:p text:style-name="P15">Infantry 3</text:p>
          </table:table-cell>
          <table:table-cell table:style-name="Table1.A1" office:value-type="string">
            <text:p text:style-name="P15">Artillery1</text:p>
          </table:table-cell>
          <table:table-cell table:style-name="Table1.A1" office:value-type="string">
            <text:p text:style-name="P15">Artillery2</text:p>
          </table:table-cell>
          <table:table-cell table:style-name="Table1.A1" office:value-type="string">
            <text:p text:style-name="P15">Artillery 3</text:p>
          </table:table-cell>
          <table:table-cell table:style-name="Table1.A1" office:value-type="string">
            <text:p text:style-name="P15">Cavalry 1</text:p>
          </table:table-cell>
          <table:table-cell table:style-name="Table1.A1" office:value-type="string">
            <text:p text:style-name="P15">Cavalry 2</text:p>
          </table:table-cell>
          <table:table-cell table:style-name="Table1.K1" office:value-type="string">
            <text:p text:style-name="P15">Cavalry 3 / Tanks</text:p>
          </table:table-cell>
        </table:table-row>
        <table:table-row>
          <table:table-cell table:style-name="Table1.A2" office:value-type="string">
            <text:p text:style-name="P15">Attack</text:p>
          </table:table-cell>
          <table:table-cell table:style-name="Table1.A2" office:value-type="string">
            <text:p text:style-name="P15">6</text:p>
          </table:table-cell>
          <table:table-cell table:style-name="Table1.A2" office:value-type="string">
            <text:p text:style-name="P15">8</text:p>
          </table:table-cell>
          <table:table-cell table:style-name="Table1.A2" office:value-type="string">
            <text:p text:style-name="P15">10</text:p>
          </table:table-cell>
          <table:table-cell table:style-name="Table1.A2" office:value-type="string">
            <text:p text:style-name="P15">12</text:p>
          </table:table-cell>
          <table:table-cell table:style-name="Table1.A2" office:value-type="string">
            <text:p text:style-name="P15">6</text:p>
          </table:table-cell>
          <table:table-cell table:style-name="Table1.A2" office:value-type="string">
            <text:p text:style-name="P15">7</text:p>
          </table:table-cell>
          <table:table-cell table:style-name="Table1.A2" office:value-type="string">
            <text:p text:style-name="P15">8</text:p>
          </table:table-cell>
          <table:table-cell table:style-name="Table1.A2" office:value-type="string">
            <text:p text:style-name="P15">8</text:p>
          </table:table-cell>
          <table:table-cell table:style-name="Table1.A2" office:value-type="string">
            <text:p text:style-name="P15">10</text:p>
          </table:table-cell>
          <table:table-cell table:style-name="Table1.K2" office:value-type="string">
            <text:p text:style-name="P15">14</text:p>
          </table:table-cell>
        </table:table-row>
        <table:table-row>
          <table:table-cell table:style-name="Table1.A2" office:value-type="string">
            <text:p text:style-name="P15">Range</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5</text:p>
          </table:table-cell>
          <table:table-cell table:style-name="Table1.A2" office:value-type="string">
            <text:p text:style-name="P15">1</text:p>
          </table:table-cell>
          <table:table-cell table:style-name="Table1.A2" office:value-type="string">
            <text:p text:style-name="P15">1</text:p>
          </table:table-cell>
          <table:table-cell table:style-name="Table1.K2" office:value-type="string">
            <text:p text:style-name="P15">2</text:p>
          </table:table-cell>
        </table:table-row>
        <table:table-row>
          <table:table-cell table:style-name="Table1.A2" office:value-type="string">
            <text:p text:style-name="P15">Movement</text:p>
          </table:table-cell>
          <table:table-cell table:style-name="Table1.A2" office:value-type="string">
            <text:p text:style-name="P15">3</text:p>
          </table:table-cell>
          <table:table-cell table:style-name="Table1.A2" office:value-type="string">
            <text:p text:style-name="P15">3</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2</text:p>
          </table:table-cell>
          <table:table-cell table:style-name="Table1.A2" office:value-type="string">
            <text:p text:style-name="P15">2</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5</text:p>
          </table:table-cell>
          <table:table-cell table:style-name="Table1.K2" office:value-type="string">
            <text:p text:style-name="P15">5</text:p>
          </table:table-cell>
        </table:table-row>
        <table:table-row>
          <table:table-cell table:style-name="Table1.A2" office:value-type="string">
            <text:p text:style-name="P15">Morale</text:p>
          </table:table-cell>
          <table:table-cell table:style-name="Table1.A2" office:value-type="string">
            <text:p text:style-name="P15">60</text:p>
          </table:table-cell>
          <table:table-cell table:style-name="Table1.A2" office:value-type="string">
            <text:p text:style-name="P15">70</text:p>
          </table:table-cell>
          <table:table-cell table:style-name="Table1.A2" office:value-type="string">
            <text:p text:style-name="P15">80</text:p>
          </table:table-cell>
          <table:table-cell table:style-name="Table1.A2" office:value-type="string">
            <text:p text:style-name="P15">90</text:p>
          </table:table-cell>
          <table:table-cell table:style-name="Table1.A2" office:value-type="string">
            <text:p text:style-name="P15">70</text:p>
          </table:table-cell>
          <table:table-cell table:style-name="Table1.A2" office:value-type="string">
            <text:p text:style-name="P15">70</text:p>
          </table:table-cell>
          <table:table-cell table:style-name="Table1.A2" office:value-type="string">
            <text:p text:style-name="P15">80</text:p>
          </table:table-cell>
          <table:table-cell table:style-name="Table1.A2" office:value-type="string">
            <text:p text:style-name="P15">80</text:p>
          </table:table-cell>
          <table:table-cell table:style-name="Table1.A2" office:value-type="string">
            <text:p text:style-name="P15">90</text:p>
          </table:table-cell>
          <table:table-cell table:style-name="Table1.K2" office:value-type="string">
            <text:p text:style-name="P15">100</text:p>
          </table:table-cell>
        </table:table-row>
        <table:table-row>
          <table:table-cell table:style-name="Table1.A2" office:value-type="string">
            <text:p text:style-name="P15">Cost</text:p>
          </table:table-cell>
          <table:table-cell table:style-name="Table1.A2" office:value-type="string">
            <text:p text:style-name="P15">0.5</text:p>
          </table:table-cell>
          <table:table-cell table:style-name="Table1.A2" office:value-type="string">
            <text:p text:style-name="P15">1</text:p>
          </table:table-cell>
          <table:table-cell table:style-name="Table1.A2" office:value-type="string">
            <text:p text:style-name="P15">1.5</text:p>
          </table:table-cell>
          <table:table-cell table:style-name="Table1.A2" office:value-type="string">
            <text:p text:style-name="P15">2.2</text:p>
          </table:table-cell>
          <table:table-cell table:style-name="Table1.A2" office:value-type="string">
            <text:p text:style-name="P15">1.3</text:p>
          </table:table-cell>
          <table:table-cell table:style-name="Table1.A2" office:value-type="string">
            <text:p text:style-name="P15">1.8</text:p>
          </table:table-cell>
          <table:table-cell table:style-name="Table1.A2" office:value-type="string">
            <text:p text:style-name="P15">2.4</text:p>
          </table:table-cell>
          <table:table-cell table:style-name="Table1.A2" office:value-type="string">
            <text:p text:style-name="P15">1.4</text:p>
          </table:table-cell>
          <table:table-cell table:style-name="Table1.A2" office:value-type="string">
            <text:p text:style-name="P15">2.2</text:p>
          </table:table-cell>
          <table:table-cell table:style-name="Table1.K2" office:value-type="string">
            <text:p text:style-name="P15">3.6</text:p>
          </table:table-cell>
        </table:table-row>
        <table:table-row>
          <table:table-cell table:style-name="Table1.A2" office:value-type="string">
            <text:p text:style-name="P15">Upkeep</text:p>
          </table:table-cell>
          <table:table-cell table:style-name="Table1.A2" office:value-type="string">
            <text:p text:style-name="P15">0</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1</text:p>
          </table:table-cell>
          <table:table-cell table:style-name="Table1.A2" office:value-type="string">
            <text:p text:style-name="P15">1.2</text:p>
          </table:table-cell>
          <table:table-cell table:style-name="Table1.A2" office:value-type="string">
            <text:p text:style-name="P15">1.2</text:p>
          </table:table-cell>
          <table:table-cell table:style-name="Table1.A2" office:value-type="string">
            <text:p text:style-name="P15">1.3</text:p>
          </table:table-cell>
          <table:table-cell table:style-name="Table1.A2" office:value-type="string">
            <text:p text:style-name="P15">1.2</text:p>
          </table:table-cell>
          <table:table-cell table:style-name="Table1.A2" office:value-type="string">
            <text:p text:style-name="P15">1.2</text:p>
          </table:table-cell>
          <table:table-cell table:style-name="Table1.K2" office:value-type="string">
            <text:p text:style-name="P15">1.4+oil</text:p>
          </table:table-cell>
        </table:table-row>
      </table:table>
      <text:p text:style-name="Text_20_body"/>
      <text:p text:style-name="P12">›•‹</text:p>
      <text:h text:style-name="Heading_20_2" text:outline-level="2">Combat</text:h>
      <text:p text:style-name="Text_20_body"/>
      <text:p text:style-name="Textkörper_20_Bold">Battlefield</text:p>
      <text:p text:style-name="Text_20_body">Hexagon of hex fields with 15 fields diagonal distance, city in the middle </text:p>
      <text:p text:style-name="Text_20_body"/>
      <text:p text:style-name="Textkörper_20_Bold">Time</text:p>
      <text:p text:style-name="Text_20_body">3 battle turns per game turn, if not resolved (city not occupied yet) continuation next round or abortion of fight if combat took place </text:p>
      <text:p text:style-name="Text_20_body"/>
      <text:p text:style-name="Textkörper_20_Bold">Damage model</text:p>
      <text:list xml:id="list41273442" text:style-name="L34">
        <text:list-item>
          <text:p text:style-name="P52">Unit 1 attacks unit 2 with attack values of a1 and a2</text:p>
        </text:list-item>
        <text:list-item>
          <text:p text:style-name="P52">Strength of units are s1 and s2 respectively</text:p>
        </text:list-item>
        <text:list-item>
          <text:p text:style-name="P52">Damages to both units are d1 and d2</text:p>
        </text:list-item>
        <text:list-item>
          <text:p text:style-name="P52">Formula: dy = sx * ax / ay * c +/- delta</text:p>
        </text:list-item>
        <text:list-item>
          <text:p text:style-name="P52">With constant modifier c ~ 0.5</text:p>
        </text:list-item>
        <text:list-item>
          <text:p text:style-name="P52">Gaussian random modifier +/- delta (which is adjustable)</text:p>
        </text:list-item>
        <text:list-item>
          <text:p text:style-name="P52">Damage cannot be higher than strength dx &lt;= sx</text:p>
        </text:list-item>
        <text:list-item>
          <text:p text:style-name="P52"><text:soft-page-break/>Damage is calculated and then subtracted from strength, also morale is adjusted </text:p>
        </text:list-item>
      </text:list>
      <text:p text:style-name="Text_20_body"/>
      <text:p text:style-name="Textkörper_20_Bold">No auto resolution of battle</text:p>
      <text:list xml:id="list41273474" text:style-name="L35">
        <text:list-item>
          <text:p text:style-name="P53">Actually there is auto battle, you can let an officer take over which will use the AI routines. But apart from that the real model is used – no other calculations.</text:p>
        </text:list-item>
      </text:list>
      <text:p text:style-name="Text_20_body"/>
      <text:p text:style-name="Textkörper_20_Bold">Special bonuses</text:p>
      <text:list xml:id="list41267075" text:style-name="L36">
        <text:list-item>
          <text:p text:style-name="P54">Encirclement factor of provinces = Number of own surrounding provinces minus Number of provinces of the enemy divided by the sum of both gives up to 50% bonus for attacker or defender. Reason: avoid isolated provinces in foreign territory, favor straight front lines</text:p>
        </text:list-item>
        <text:list-item>
          <text:p text:style-name="P54">Sea invasion ignores Encirclement factor but gives fixed 20% malus to invader because it is more difficult.</text:p>
        </text:list-item>
        <text:list-item>
          <text:p text:style-name="P54">How to add all bonuses? Additive? Multiplicative? Limit?</text:p>
        </text:list-item>
      </text:list>
      <text:p text:style-name="P12">›•‹</text:p>
      <text:h text:style-name="Heading_20_2" text:outline-level="2">Navy</text:h>
      <text:p text:style-name="Text_20_body"/>
      <text:p text:style-name="Text_20_body">Land invasion from sea actually only up to a certain distance from a home province (over X sea provinces). Not over the whole map. Strong see defense can delay it.</text:p>
      <text:p text:style-name="Text_20_body"/>
      <text:p text:style-name="Textkörper_20_Bold">Ships</text:p>
      <text:list xml:id="list41283736" text:style-name="L37">
        <text:list-item>
          <text:p text:style-name="P55">Frigates are medium sized warships (upgrade once), best for defending or hunting trade ships</text:p>
        </text:list-item>
        <text:list-item>
          <text:p text:style-name="P55">Trade vessels (upgrade often (two or three times)) with ever increasing cargo size and speed at constant upkeep</text:p>
        </text:list-item>
        <text:list-item>
          <text:p text:style-name="P55">Warships/ships of the line are for combat, blocking ports, disembarkation </text:p>
        </text:list-item>
      </text:list>
      <text:p text:style-name="Text_20_body"/>
      <text:p text:style-name="Textkörper_20_Bold">Possible actions</text:p>
      <text:list xml:id="list41256577" text:style-name="L38">
        <text:list-item>
          <text:p text:style-name="P56">Guard trade in a certain area (defensive)</text:p>
        </text:list-item>
        <text:list-item>
          <text:p text:style-name="P56">Interfere trade in a certain area (offensive)</text:p>
        </text:list-item>
        <text:list-item>
          <text:p text:style-name="P56">Engage enemy fleet (offensive)</text:p>
        </text:list-item>
        <text:list-item>
          <text:p text:style-name="P56">Block ports (offensive)</text:p>
        </text:list-item>
        <text:list-item>
          <text:p text:style-name="P56">Secure landing operation (defensive)</text:p>
        </text:list-item>
        <text:list-item>
          <text:p text:style-name="P56">Default operation: Guard </text:p>
        </text:list-item>
      </text:list>
      <text:p text:style-name="P12">›››•‹‹‹</text:p>
      <text:h text:style-name="P83" text:outline-level="1"><text:bookmark text:name="__RefHeading__456_764414512"/>Statistics<text:bookmark-end text:name="__RefHeading__456_764414512"/></text:h>
      <text:p text:style-name="First_20_line_20_indent">We want that clever players can find out about their opponents plans and status to some extent if they are willing to read the stats. Also people love stats about their own empire and so on. So here is the place to think about what to give and when.</text:p>
      <text:p text:style-name="Text_20_body"/>
      <text:p text:style-name="Text_20_body">History for each turn in the past for each statistics?</text:p>
      <text:p text:style-name="Text_20_body"/>
      <text:p text:style-name="Textkörper_20_Bold">General stats about your empire</text:p>
      <text:list xml:id="list41273087" text:style-name="L39">
        <text:list-item>
          <text:p text:style-name="P57">Number of provinces, Treasure, Military force, Tax rate</text:p>
        </text:list-item>
        <text:list-item>
          <text:p text:style-name="P57">Working population, Industrial output/productivity, infrastructure</text:p>
        </text:list-item>
      </text:list>
      <text:p text:style-name="Text_20_body"/>
      <text:p text:style-name="Textkörper_20_Bold">Special stats about your enemy</text:p>
      <text:list xml:id="list41260489" text:style-name="L40">
        <text:list-item>
          <text:p text:style-name="P58">Rankings without absolute values every x years</text:p>
        </text:list-item>
        <text:list-item>
          <text:p text:style-name="P58">Diplomatic relations, what they think of you, how likely war is </text:p>
        </text:list-item>
      </text:list>
      <text:p text:style-name="Text_20_body"/>
      <text:p text:style-name="P12">›››•‹‹‹</text:p>
      <text:h text:style-name="P83" text:outline-level="1"><text:bookmark text:name="__RefHeading__2207_1200825672"/>Names<text:bookmark-end text:name="__RefHeading__2207_1200825672"/></text:h>
      <text:p text:style-name="Text_20_body"/>
      <text:h text:style-name="Heading_20_2" text:outline-level="2">Ships</text:h>
      <text:p text:style-name="Text_20_body"/>
      <text:p text:style-name="Textkörper_20_Bold">Small and fast Merchant ship</text:p>
      <text:p text:style-name="Text_20_body">Carrack, Trader, Clipper</text:p>
      <text:p text:style-name="Text_20_body"/>
      <text:p text:style-name="Textkörper_20_Bold">Large and slow Merchant ship</text:p>
      <text:p text:style-name="Text_20_body">Fluyte, Indiamen, Freighter</text:p>
      <text:p text:style-name="Text_20_body"/>
      <text:p text:style-name="Textkörper_20_Bold">Light and fast Warship</text:p>
      <text:p text:style-name="Text_20_body">Sloop, Frigate, Raider, Armored Cruiser, Battlecruiser</text:p>
      <text:p text:style-name="Text_20_body"/>
      <text:p text:style-name="Textkörper_20_Bold">Heavy and slow Warship</text:p>
      <text:p text:style-name="Text_20_body">Galleon, Ship-of-the-Line, Ironclad, Dreadnought</text:p>
      <text:p text:style-name="Text_20_body"/>
      <text:h text:style-name="P83" text:outline-level="1"><text:bookmark text:name="__RefHeading__330_1489308464"/>Artificial Intelligence<text:bookmark-end text:name="__RefHeading__330_1489308464"/></text:h>
      <text:p text:style-name="Text_20_body"/>
      <text:h text:style-name="Heading_20_2" text:outline-level="2">Requirements</text:h>
      <text:p text:style-name="Text_20_body"/>
      <text:list xml:id="list41251789" text:style-name="L41">
        <text:list-item>
          <text:p text:style-name="P59">Should come in different difficulty levels (3 or 5)</text:p>
        </text:list-item>
        <text:list-item>
          <text:p text:style-name="P59">Should not take too long to think</text:p>
        </text:list-item>
        <text:list-item>
          <text:p text:style-name="P59">Should be predictable</text:p>
        </text:list-item>
        <text:list-item>
          <text:p text:style-name="P59">Should memorize past actions (make it human, tit for tat)</text:p>
        </text:list-item>
        <text:list-item>
          <text:p text:style-name="P59">Should display reasons for it's actions</text:p>
        </text:list-item>
        <text:list-item>
          <text:p text:style-name="P59">Should have optional a personal flavor for each grand nation, definable by some sort of sliders (peacefulness, greediness, ...) </text:p>
        </text:list-item>
        <text:list-item>
          <text:p text:style-name="P59">Should have aims/goals like assimilation in X years, war in Y years and act according to these goals but also redefine them from time to time</text:p>
        </text:list-item>
        <text:list-item>
          <text:p text:style-name="P59">free parameters not determined by the goals are maximized for certain general criteria (money, military, industry)</text:p>
        </text:list-item>
        <text:list-item>
          <text:p text:style-name="P59">Military AI: takes roles (defender, attacker) but never defends completely, always at least tries to counter-attack</text:p>
        </text:list-item>
        <text:list-item>
          <text:p text:style-name="P59">Military AI: single provinces: rather defend (aggressive, cautious), rather attack(aggressive, cautious)</text:p>
        </text:list-item>
        <text:list-item>
          <text:p text:style-name="P59">Declare War, Beg for Peace and then shortly after Declare Ware again without rebuilding phase – this should not happen!</text:p>
        </text:list-item>
        <text:list-item>
          <text:p text:style-name="P59">As a inferior Nation an A.I should basically try to not attack meaningless but also not give in. Just concentrate on defending and surviving.</text:p>
        </text:list-item>
      </text:list>
      <text:p text:style-name="Text_20_body"/>
      <text:p text:style-name="P12">›››•‹‹‹</text:p>
      <text:h text:style-name="P83" text:outline-level="1"><text:bookmark text:name="__RefHeading__403_764414512"/>Further Suggestions<text:bookmark-end text:name="__RefHeading__403_764414512"/></text:h>
      <text:p text:style-name="Text_20_body"/>
      <text:list xml:id="list41273618" text:style-name="L42">
        <text:list-item>
          <text:p text:style-name="P60">Do we need a newspaper or advisers? Do they add to the game experience? Should not be only text, but also lots of graphical information. </text:p>
        </text:list-item>
        <text:list-item>
          <text:p text:style-name="P60">Military and Combat: Do we need it that complex? Is morale really adding to game experience? Is it balanced?</text:p>
        </text:list-item>
        <text:list-item>
          <text:p text:style-name="P60">Some educational/historic input. Additional to newspaper articles also great scientists (special specialists), great generals taken as historic figures. Maybe even historic database articles when clicking on a country or a province city?</text:p>
        </text:list-item>
        <text:list-item>
          <text:p text:style-name="P60">Should leaders provide special abilities? Use historic names and several choices per country. In order to be important this should have a distinct effect on the game, otherwise it would just add to complexity.</text:p>
        </text:list-item>
        <text:list-item>
          <text:p text:style-name="P60">Do we want to have products with different kind of qualities or only competition over price? In general it would it more realistic but also unnecessarily complex. Quantity as sign of dominance is enough.</text:p>
        </text:list-item>
        <text:list-item>
          <text:p text:style-name="P60">Small gimmick: special currency (just the historical name) for each nation?</text:p>
        </text:list-item>
        <text:list-item>
          <text:p text:style-name="P60">Different way of doing culture: having cultural background/predominance for each province and this then helps.</text:p>
        </text:list-item>
        <text:list-item>
          <text:p text:style-name="P60">Revolt risk in each province right after occupation, lowering productivity, destroying improvements, being suppressed by military presence.</text:p>
        </text:list-item>
        <text:list-item>
          <text:p text:style-name="P60">Define provinces as core provinces. Focus points for tension/aggression. But also ask for help others to regain your provinces which you would finally get, even when it is conquered by others.</text:p>
        </text:list-item>
        <text:list-item>
          <text:p text:style-name="P60">When signing an alliance (planning war against somebody) already divide the territory. This will be the plan for division later regardless who conquered what?</text:p>
        </text:list-item>
        <text:list-item>
          <text:p text:style-name="P60">Helping allies by sending troops to them and fighting or sending as a loan. (but not for free)</text:p>
        </text:list-item>
        <text:list-item>
          <text:p text:style-name="P60">Military: Units: Does automatic upgrades make senses? If the number of units gets large this would mean a lot of work for the user but the best way of upgrading is not clear.</text:p>
        </text:list-item>
        <text:list-item>
          <text:p text:style-name="P60">Resources appearing/disappearing by random?</text:p>
        </text:list-item>
        <text:list-item>
          <text:p text:style-name="P60">Railroad routes to neighbors necessary in order to have trad capabilities?</text:p>
        </text:list-item>
        <text:list-item>
          <text:p text:style-name="P60">Do we want Population as a real number? Currently only the number of provinces important for demand...</text:p>
        </text:list-item>
        <text:list-item>
          <text:p text:style-name="P60">Prestige staff like special buildings (Panama canal, Suez canal, Expeditions to South Pole, North Pole, Himalaya, Exploring Africa, .. giving a cultural boost.</text:p>
        </text:list-item>
        <text:list-item>
          <text:p text:style-name="P60">Instead of council of governors having a different score measure based on real assets.</text:p>
        </text:list-item>
        <text:list-item>
          <text:p text:style-name="P60">Enable power blocks: maybe by having open markets giving trade advantages only if there is a peace treaty of all member for at least X years.</text:p>
        </text:list-item>
        <text:list-item>
          <text:p text:style-name="P60">Statistics with bars (relative numbers) or real numbers (absolute numbers)</text:p>
        </text:list-item>
        <text:list-item>
          <text:p text:style-name="P60">Have another extra consumer good next to clothes, furniture, tools.</text:p>
        </text:list-item>
        <text:list-item>
          <text:p text:style-name="P60">Have special infrastructure improvements for each province (like industrial zone, university, military academy, trade zone, shipyard, …) giving bonuses and specializing this province. They need a yearly budget to operate. This would make the provinces even more valuable. More to gain in war.</text:p>
        </text:list-item>
        <text:list-item>
          <text:p text:style-name="P60">Diplomacy: Specific contracts like junior/senior partner in alliance or give province X or war</text:p>
        </text:list-item>
        <text:list-item>
          <text:p text:style-name="P60">Diplomacy: Send Ambassadors to foreign countries giving special bonuses gaining experience with every action they can perform</text:p>
        </text:list-item>
        <text:list-item>
          <text:p text:style-name="P60"><text:soft-page-break/>Diplomacy: Peace negotiations including money etc. </text:p>
        </text:list-item>
        <text:list-item>
          <text:p text:style-name="P60">Should towns grow with radius on map?</text:p>
        </text:list-item>
        <text:list-item>
          <text:p text:style-name="P60">More workshops: stone (to cement). salt (for canned food)</text:p>
        </text:list-item>
        <text:list-item>
          <text:p text:style-name="P60">Transportation system with capacity (goods / turn) and different kind of transport ways (road, rail, ...).</text:p>
        </text:list-item>
        <text:list-item>
          <text:p text:style-name="P60">Peaceful assimilation should units be taken over from assimilated nation?</text:p>
        </text:list-item>
        <text:list-item>
          <text:p text:style-name="P60">Diplomacy: Minor Nations: Maybe having the chance to deal with them exclusively for a certain period of time.</text:p>
        </text:list-item>
        <text:list-item>
          <text:p text:style-name="P60">With experience use resources more efficiently.</text:p>
        </text:list-item>
        <text:list-item>
          <text:p text:style-name="P60">Diplomacy: Minor Nations: Instead of assimilation give them state of colony - only limited influence. Supply workers, raw materials.</text:p>
        </text:list-item>
        <text:list-item>
          <text:p text:style-name="P60">Spy as special unit</text:p>
        </text:list-item>
        <text:list-item>
          <text:p text:style-name="P60">Privateer as naval action possibility</text:p>
        </text:list-item>
        <text:list-item>
          <text:p text:style-name="P60">More buildings to be placed on land tiles that give bonuses?</text:p>
        </text:list-item>
        <text:list-item>
          <text:p text:style-name="P60">If two GPs start war on the same Minor Nation and somebody wants to defend them he should end up in war with both. (bug from the original game)</text:p>
        </text:list-item>
        <text:list-item>
          <text:p text:style-name="P60">Intro movie – I would like it.</text:p>
        </text:list-item>
        <text:list-item>
          <text:p text:style-name="P60">Limit on how many units per battle/map.</text:p>
        </text:list-item>
        <text:list-item>
          <text:p text:style-name="P60">Industry: Improve towns to give free stuff depending on character of the province. Do we want that? Alternatives: Increased efficiency of main factories, free workers, increased resources, increased demand. = Industrialization of provinces</text:p>
        </text:list-item>
        <text:list-item>
          <text:p text:style-name="P60">Include weather conditions?</text:p>
        </text:list-item>
        <text:list-item>
          <text:p text:style-name="P60">Trade routes? Do we really need them? Do we need to obey them? See trade possible without port? What happens if all sea ports of a nation are conquered? Sea trade possible? (What ports to minor nations use? Is land route preferred?) Do we want to make the game so complex at this position.</text:p>
        </text:list-item>
        <text:list-item>
          <text:p text:style-name="P60">No corruption, happiness, province improvements, religion or government types, civics as in Civilization and we like it.</text:p>
        </text:list-item>
        <text:list-item>
          <text:p text:style-name="P60">More internal, social modeling? More influence of historical leaders?</text:p>
        </text:list-item>
        <text:list-item>
          <text:p text:style-name="P60">Trading territory, buy or sell provinces?</text:p>
        </text:list-item>
        <text:list-item>
          <text:p text:style-name="P60">National meter for each province, also religions and bad economic state or nearby war have effect on social order or tax burdens. Finally can lead to revolution.</text:p>
        </text:list-item>
        <text:list-item>
          <text:p text:style-name="P60">Different types of government: Communism, Capitalism</text:p>
        </text:list-item>
        <text:list-item>
          <text:p text:style-name="P60">Naming Austria-Hungary also Habsburgian Empire? Event scripting to rename it and show it in a newspaper article?</text:p>
        </text:list-item>
        <text:list-item>
          <text:p text:style-name="P60">How long should it take for a unit to level up? Quite long. At least one or two wars? Maybe going down with time?</text:p>
        </text:list-item>
        <text:list-item>
          <text:p text:style-name="P60">Special unit: Medic/Field Surgeon (improves recovery?) or a hospital in the province or the general gets an upgrade.</text:p>
        </text:list-item>
        <text:list-item>
          <text:p text:style-name="P60">Upgrading a unit must be much cheaper than buying/training a new one!</text:p>
        </text:list-item>
        <text:list-item>
          <text:p text:style-name="P60">Should technology or general progress change unit abilities, e.g make cannon less good after trench warfare is invented?</text:p>
        </text:list-item>
        <text:list-item>
          <text:p text:style-name="P60">Military-Combat-Naval: Manual Naval battles? How many ship types (merchants, warships) and symbolized <text:soft-page-break/>as symbols (if used for warlike actions) or just as a number (if used as trade capacity).</text:p>
        </text:list-item>
        <text:list-item>
          <text:p text:style-name="P60">If he end up with morale, do we want army wide morale like losses of provinces...</text:p>
        </text:list-item>
        <text:list-item>
          <text:p text:style-name="P60">Minor/Major: Only difference is that Minor is much weaker, cannot be elected in government council. However Minor can become Major and vice versa.</text:p>
        </text:list-item>
        <text:list-item>
          <text:p text:style-name="P60">Historical scenario: should they have historical aims?</text:p>
        </text:list-item>
        <text:list-item>
          <text:p text:style-name="P60">For world scenarios: other resources like silk, oil, spices (different names of factories too)</text:p>
        </text:list-item>
        <text:list-item>
          <text:p text:style-name="P60">Cultural victory via governors council? Increases your influence more and more? Or different victory?</text:p>
        </text:list-item>
        <text:list-item>
          <text:p text:style-name="P60">If several turns per year - need to write down the names of each turn (and localize them) like Seasons or months.</text:p>
        </text:list-item>
        <text:list-item>
          <text:p text:style-name="P60">What to do with isolated provinces???</text:p>
        </text:list-item>
      </text:list>
      <text:p text:style-name="Text_20_body"/>
      <text:p text:style-name="P4"><text:span text:style-name="T3">›››•‹‹‹</text:span></text:p>
      <text:h text:style-name="P83" text:outline-level="1"><text:bookmark text:name="__RefHeading__2209_1200825672"/>Music<text:bookmark-end text:name="__RefHeading__2209_1200825672"/></text:h>
      <text:p text:style-name="Text_20_body">We want nice background music, soft and slow and calming with energetic and storming interludes. In one sentence: rule-the-world background music as in Imperialism 1.</text:p>
      <text:h text:style-name="Heading_20_2" text:outline-level="2">List of music pieces</text:h>
      <text:h text:style-name="Heading_20_2" text:outline-level="2">List of sound effects</text:h>
      <text:list xml:id="list43343071" text:style-name="L62">
        <text:list-item>
          <text:p text:style-name="P81">Clicking on a button</text:p>
        </text:list-item>
      </text:list>
      <text:p text:style-name="Text_20_body"/>
      <text:p text:style-name="P12">›››•‹‹‹</text:p>
      <text:h text:style-name="P83" text:outline-level="1"><text:bookmark text:name="__RefHeading__332_1489308464"/>User interface<text:bookmark-end text:name="__RefHeading__332_1489308464"/></text:h>
      <text:p text:style-name="Text_20_body"/>
      <text:h text:style-name="Heading_20_2" text:outline-level="2">Start screen</text:h>
      <text:p text:style-name="Text_20_body"><draw:frame draw:style-name="fr1" draw:name="Grafik1" text:anchor-type="paragraph" svg:x="1.169cm" svg:y="-0.028cm" svg:width="15.88cm" style:rel-width="86%" svg:height="11.836cm" style:rel-height="47%" draw:z-index="0"><draw:image xlink:href="../gui_startup_screen.png" xlink:type="simple" xlink:show="embed" xlink:actuate="onLoad"/></draw:frame>Purpose:</text:p>
      <text:p text:style-name="Text_20_body"/>
      <text:list xml:id="list41275404" text:style-name="L43">
        <text:list-item>
          <text:p text:style-name="P61">New random scenario (picture of a globe)</text:p>
        </text:list-item>
        <text:list-item>
          <text:p text:style-name="P61">New historical scenario (European map)</text:p>
        </text:list-item>
        <text:list-item>
          <text:p text:style-name="P61">Load game (image of documents)</text:p>
        </text:list-item>
        <text:list-item>
          <text:p text:style-name="P61">MP joining a game (map with differently colored figure)</text:p>
        </text:list-item>
        <text:list-item>
          <text:p text:style-name="P61">Options (speech balloon with flags and names)</text:p>
        </text:list-item>
        <text:list-item>
          <text:p text:style-name="P61">Scenario-Editor (can edit every possible savegame)</text:p>
        </text:list-item>
        <text:list-item>
          <text:p text:style-name="P61">Exit (two wings of a door)</text:p>
        </text:list-item>
        <text:list-item>
          <text:p text:style-name="P61">Help/Credits (click on logo) </text:p>
        </text:list-item>
      </text:list>
      <text:p text:style-name="Text_20_body">Comments:</text:p>
      <text:list xml:id="list41281724" text:style-name="L44">
        <text:list-item>
          <text:p text:style-name="P62">Upon loading the main elements should be made visible only after a certain time, eg. fade in after 2 seconds.</text:p>
        </text:list-item>
        <text:list-item>
          <text:p text:style-name="P62">Upon change of language, the program needs to restart, need notification about it.</text:p>
        </text:list-item>
        <text:list-item>
          <text:p text:style-name="P62">We start full screen and expect at least 1024 x 768. </text:p>
        </text:list-item>
      </text:list>
      <text:p text:style-name="Text_20_body"/>
      <text:p text:style-name="P12"><text:soft-page-break/>›•‹</text:p>
      <text:h text:style-name="Heading_20_2" text:outline-level="2">Main map screen</text:h>
      <text:p text:style-name="Text_20_body"/>
      <text:p text:style-name="P12">›•‹</text:p>
      <text:h text:style-name="Heading_20_2" text:outline-level="2">Minor</text:h>
      <text:p text:style-name="Text_20_body"/>
      <text:list xml:id="list41259025" text:style-name="L45">
        <text:list-item>
          <text:p text:style-name="P63">There will be a real time clock in one corner of the screen, can be turned off in the options </text:p>
        </text:list-item>
        <text:list-item>
          <text:p text:style-name="P63">Do we want to have customized mouse cursors? Easy to implement, but is there any real benefit? Mouse cursors should indicate possible actions.</text:p>
        </text:list-item>
        <text:list-item>
          <text:p text:style-name="P63">Savegames should have a screen shown always.</text:p>
        </text:list-item>
        <text:list-item>
          <text:p text:style-name="P63">Inbuilt functionality to make screenshots.</text:p>
        </text:list-item>
      </text:list>
      <text:p text:style-name="Text_20_body"/>
      <text:p text:style-name="P12">›››•‹‹‹</text:p>
      <text:h text:style-name="P83" text:outline-level="1"><text:bookmark text:name="__RefHeading__405_764414512"/>Programmers Guide<text:bookmark-end text:name="__RefHeading__405_764414512"/></text:h>
      <text:p text:style-name="Text_20_body"/>
      <text:h text:style-name="Heading_20_2" text:outline-level="2">Coding standards</text:h>
      <text:p text:style-name="Text_20_body"/>
      <text:p text:style-name="Text_20_body">For now as unordered list:</text:p>
      <text:list xml:id="list41260884" text:style-name="L46">
        <text:list-item>
          <text:p text:style-name="P64">Each (significant) submission will be reviewed by another team member who might modify it further.</text:p>
        </text:list-item>
        <text:list-item>
          <text:p text:style-name="P64">Tests have to be programmed for all major parts. Tests have to be performed regularly. (Jenkins/before submitting)</text:p>
        </text:list-item>
        <text:list-item>
          <text:p text:style-name="P64">Code that does not compile should never be submitted.</text:p>
        </text:list-item>
        <text:list-item>
          <text:p text:style-name="P64">Javadoc has to be added for all methods/classes/interfaces at submission level. At the latest when the class has matured extensive documentation is a must.</text:p>
        </text:list-item>
        <text:list-item>
          <text:p text:style-name="P64">Always add the GPLv3+ header to new files. Also add name and creation year. They indicate your consent to the open source license.</text:p>
        </text:list-item>
        <text:list-item>
          <text:p text:style-name="P64">A task driven development (using a Kanban board or similar) with short tasks (minutes to one hour) is preferred.</text:p>
        </text:list-item>
        <text:list-item>
          <text:p text:style-name="P64">If chats are conducted, the log will be archived online. Any private information will be deleted before.</text:p>
        </text:list-item>
        <text:list-item>
          <text:p text:style-name="P64">Everything is conducted in the most simple and straightforward way. If a well supported/mature library is available, which is not too complex or overpowered on it's own, we will always prefer it to coding self.</text:p>
        </text:list-item>
        <text:list-item>
          <text:p text:style-name="P64">Minor tasks will have minor priority. Top priority is always to make the game running, everything else comes later.</text:p>
        </text:list-item>
        <text:list-item>
          <text:p text:style-name="P64">We will not sacrifice clarity for a fast hack. A hack that works somehow but cannot be sufficiently explained or a hack that requires cumbersome or unmotivated modifications should be rejected and the code should be redesigned instead. </text:p>
          <text:p text:style-name="P64"/>
        </text:list-item>
      </text:list>
      <text:p text:style-name="P12">›•‹</text:p>
      <text:h text:style-name="Heading_20_2" text:outline-level="2">Load and Save</text:h>
      <text:p text:style-name="Text_20_body"/>
      <text:p text:style-name="Text_20_body">Ever game data is stored in XML files. We have scenarios. Also saved games are also scenarios. There is automatic saving of course. Upon load some parameters can be changed, but not many.</text:p>
      <text:p text:style-name="Textkörper_20_Bold">Adjustable parameters</text:p>
      <text:list xml:id="list41276798" text:style-name="L47">
        <text:list-item>
          <text:p text:style-name="P65">Player nation</text:p>
        </text:list-item>
        <text:list-item>
          <text:p text:style-name="P65">Difficulty level of AI opponents </text:p>
          <text:p text:style-name="P65"/>
        </text:list-item>
      </text:list>
      <text:p text:style-name="P12">›•‹</text:p>
      <text:h text:style-name="Heading_20_2" text:outline-level="2">Scenarios</text:h>
      <text:p text:style-name="Text_20_body"/>
      <text:p text:style-name="Text_20_body">Can be edited completely with the Scenario Editor. Parameters should be soft coded. During development, need to <text:soft-page-break/>update between versions. If a scenario file refers to sub-files, store a hash value to make sure the referred file is the valid one.</text:p>
      <text:p text:style-name="Text_20_body"/>
      <text:p text:style-name="Textkörper_20_Bold">Scenario parameters</text:p>
      <text:list xml:id="list41253914" text:style-name="L48">
        <text:list-item>
          <text:p text:style-name="P66">Name of scenario</text:p>
        </text:list-item>
        <text:list-item>
          <text:p text:style-name="P66">Description of scenario</text:p>
        </text:list-item>
        <text:list-item>
          <text:p text:style-name="P66">Date (year, season), Turns, ...</text:p>
        </text:list-item>
        <text:list-item>
          <text:p text:style-name="P66">Map (see Map parameters)</text:p>
        </text:list-item>
        <text:list-item>
          <text:p text:style-name="P66">Major country description</text:p>
        </text:list-item>
        <text:list-item>
          <text:p text:style-name="P66">State of industry, work force, army, specialists for each country</text:p>
        </text:list-item>
        <text:list-item>
          <text:p text:style-name="P66">State of research, diplomatic relations, gold for each country </text:p>
        </text:list-item>
      </text:list>
      <text:p text:style-name="Text_20_body"/>
      <text:p text:style-name="Textkörper_20_Bold">Map parameters</text:p>
      <text:list xml:id="list41258540" text:style-name="L49">
        <text:list-item>
          <text:p text:style-name="P67">Name</text:p>
        </text:list-item>
        <text:list-item>
          <text:p text:style-name="P67">Size</text:p>
        </text:list-item>
        <text:list-item>
          <text:p text:style-name="P67">Distribution of terrain, resources, infrastructure</text:p>
        </text:list-item>
        <text:list-item>
          <text:p text:style-name="P67">Borders, Provinces, Name of provinces</text:p>
        </text:list-item>
        <text:list-item>
          <text:p text:style-name="P67">Countries (Major, Minor) </text:p>
          <text:p text:style-name="P67"/>
        </text:list-item>
      </text:list>
      <text:p text:style-name="P12">›•‹</text:p>
      <text:h text:style-name="Heading_20_2" text:outline-level="2">Third party libraries</text:h>
      <text:p text:style-name="Text_20_body">We use <text:a xlink:type="simple" xlink:href="http://code.google.com/p/justanotherjavatools/">Tools</text:a> (developed by Trilarion) as general purpose library which in turn uses <text:a xlink:type="simple" xlink:href="http://www.xom.nu/">XOM</text:a> for XML handling includes <text:a xlink:type="simple" xlink:href="http://www.jcraft.com/jorbis/">JOrbis</text:a> for music support.</text:p>
      <text:p text:style-name="P12">›•‹</text:p>
      <text:h text:style-name="Heading_20_2" text:outline-level="2">Similar projects</text:h>
      <text:p text:style-name="Text_20_body"/>
      <text:p text:style-name="Text_20_body">In an attempt to not invent the wheel again and learn from others one should analyze similar projects. That means large Java/Swing projects, preferably about strategy games.</text:p>
      <text:p text:style-name="Textkörper_20_Bold"><text:a xlink:type="simple" xlink:href="http://megamek.info/"/></text:p>
      <text:p text:style-name="Textkörper_20_Bold"><text:a xlink:type="simple" xlink:href="http://megamek.info/">Megamek</text:a></text:p>
      <text:p text:style-name="Textkörper_20_Bold"/>
      <text:p text:style-name="Textkörper_20_Bold"><text:a xlink:type="simple" xlink:href="http://www.freecol.org/">FreeCol</text:a></text:p>
      <text:p text:style-name="Textkörper_20_Bold"/>
      <text:p text:style-name="Textkörper_20_Bold"><text:a xlink:type="simple" xlink:href="http://triplea.sourceforge.net/mywiki">TripleA</text:a></text:p>
      <text:p text:style-name="Textkörper_20_Bold"/>
      <text:p text:style-name="Textkörper_20_Bold"><text:a xlink:type="simple" xlink:href="http://code.google.com/p/open-ig/">OpenIG</text:a></text:p>
      <text:p text:style-name="Textkörper_20_Bold"><text:soft-page-break/></text:p>
      <text:p text:style-name="Textkörper_20_Bold"><text:a xlink:type="simple" xlink:href="http://sourceforge.net/apps/mediawiki/freelords/index.php?title=Main_Page">FreeLords</text:a></text:p>
      <text:p text:style-name="Textkörper_20_Bold"/>
      <text:p text:style-name="Textkörper_20_Bold">Other Java/Swing applications (no games)</text:p>
      <text:p text:style-name="Text_20_body"><text:a xlink:type="simple" xlink:href="http://www.jedit.org/">JEdit</text:a>, <text:a xlink:type="simple" xlink:href="http://jabref.sourceforge.net/">JabRef</text:a>, <text:a xlink:type="simple" xlink:href="http://www.atunes.org/">aTunes</text:a>, <text:a xlink:type="simple" xlink:href="http://java.net/projects/jide-oss/">JIDE</text:a> Common layer, <text:a xlink:type="simple" xlink:href="http://netbeans.org/community/sources/">Netbeans</text:a> IDE, <text:a xlink:type="simple" xlink:href="http://rsbweb.nih.gov/ij/index.html">ImageJ</text:a></text:p>
      <text:list xml:id="list43412791" text:continue-list="list41260884" text:style-name="L46">
        <text:list-header>
          <text:p text:style-name="P20">›››•‹‹‹</text:p>
        </text:list-header>
      </text:list>
      <text:h text:style-name="P83" text:outline-level="1"><text:bookmark text:name="__RefHeading__789_973947889"/>RoadMap<text:bookmark-end text:name="__RefHeading__789_973947889"/></text:h>
      <text:p text:style-name="Text_20_body"/>
      <text:p text:style-name="Text_20_body">Currently (<text:date style:data-style-name="N81" text:date-value="2012-04-12T09:16:37.30" text:fixed="true">12. April 2012</text:date>) - Design phase </text:p>
      <text:p text:style-name="Text_20_body"/>
      <text:p text:style-name="P12">›•‹</text:p>
      <text:h text:style-name="Heading_20_2" text:outline-level="2">Design phase</text:h>
      <text:p text:style-name="Text_20_body">2011 November – 2012</text:p>
      <text:list xml:id="list41257652" text:style-name="L50">
        <text:list-item>
          <text:p text:style-name="P68">Gathering information about original Imperialism game</text:p>
        </text:list-item>
        <text:list-item>
          <text:p text:style-name="P68">Brainstorming and detailed formulation of new game mechanics</text:p>
        </text:list-item>
        <text:list-item>
          <text:p text:style-name="P68">Creation of this document as comprehensive as possible (further improvements will be ongoing task)</text:p>
        </text:list-item>
        <text:list-item>
          <text:p text:style-name="P68">Setup of website consisting of repository and download section (<text:a xlink:type="simple" xlink:href="http://code.google.com/p/imperialism-remake/">googlecode</text:a>), frontpage (a <text:a xlink:type="simple" xlink:href="http://imperialism-remake.twelvepm.de/">blog</text:a>) and community place (<text:a xlink:type="simple" xlink:href="http://imperialism-remake.twelvepm.de/forum/">forum</text:a>) </text:p>
          <text:p text:style-name="P68"/>
        </text:list-item>
      </text:list>
      <text:p text:style-name="P12">›•‹</text:p>
      <text:h text:style-name="Heading_20_2" text:outline-level="2">Map and Battle only Sub-Game</text:h>
      <text:list xml:id="list41283479" text:style-name="L51">
        <text:list-item>
          <text:p text:style-name="P69">This is a standalone game which will be finished before the real game. It features a subset of the complete features.</text:p>
        </text:list-item>
        <text:list-item>
          <text:p text:style-name="P69">This MB-Sub-Game features the map, military, battles, declaring war/peace, support of army (each province giving some income) and AI of these features.</text:p>
        </text:list-item>
      </text:list>
      <text:p text:style-name="Text_20_body"/>
      <text:list xml:id="list43406143" text:continue-list="list43412791" text:style-name="L46">
        <text:list-header>
          <text:p text:style-name="P20"/>
        </text:list-header>
      </text:list>
      <text:p text:style-name="P12">›››•‹‹‹</text:p>
      <text:h text:style-name="P83" text:outline-level="1"><text:bookmark text:name="__RefHeading__424_764414512"/>Design Generalization<text:bookmark-end text:name="__RefHeading__424_764414512"/></text:h>
      <text:p text:style-name="Textkörper_20_Bold"/>
      <text:p text:style-name="Textkörper_20_Bold">Aim</text:p>
      <text:p text:style-name="Text_20_body">Carefully evaluate generalizations and abstractions of the concept to exploit synergy effects and create a bunch of highly interesting strategy games with many different settings on the same platform easily. Therefore common parts must be identified.</text:p>
      <text:p text:style-name="Text_20_body"/>
      <text:h text:style-name="Heading_20_2" text:outline-level="2">Possible abstractions</text:h>
      <text:p text:style-name="Text_20_body"/>
      <text:p text:style-name="Textkörper_20_Bold">Just the battle and provinces part</text:p>
      <text:p text:style-name="Text_20_body">Panzer General on a map with provinces</text:p>
      <text:p text:style-name="Text_20_body"/>
      <text:p text:style-name="Textkörper_20_Bold">Battle and provinces and simplified economics, research, diplomacy</text:p>
      <text:p text:style-name="Text_20_body">Special historical settings like 2nd world war: Hearts of Iron, Pacific Admiral or ancient world: Carthage, Rom, Greece, Persia</text:p>
      <text:p text:style-name="Text_20_body"/>
      <text:p text:style-name="Textkörper_20_Bold">Fantasy settings</text:p>
      <text:p text:style-name="Text_20_body">Lords of Middle Earth, Fantasy General</text:p>
      <text:p text:style-name="Text_20_body">No inherent campaign mode though.</text:p>
      <text:p text:style-name="Text_20_body"/>
      <text:p text:style-name="Textkörper_20_Bold">Extending in direction of Civilization like style</text:p>
      <text:p text:style-name="Text_20_body">Extending provinces a lot, expanding research a lot. Exploring the map (now fully explored). (World map would be cool).</text:p>
      <text:p text:style-name="Text_20_body"/>
      <text:p text:style-name="Textkörper_20_Bold">Massive Multiplayer</text:p>
      <text:p text:style-name="Text_20_body">For example in a Sci-Fi setting and instead of provinces we have space battles.</text:p>
      <text:p text:style-name="Text_20_body"/>
      <text:list xml:id="list43399009" text:continue-numbering="true" text:style-name="L46">
        <text:list-header>
          <text:p text:style-name="P20">›››•‹‹‹</text:p>
        </text:list-header>
      </text:list>
      <text:h text:style-name="P83" text:outline-level="1"><text:bookmark text:name="__RefHeading__426_764414512"/>Original Imperialism<text:bookmark-end text:name="__RefHeading__426_764414512"/></text:h>
      <text:p text:style-name="Text_20_body"/>
      <text:h text:style-name="Heading_20_2" text:outline-level="2">Design</text:h>
      <text:p text:style-name="Text_20_body"/>
      <text:p text:style-name="Textkörper_20_Bold">Sources</text:p>
      <text:p text:style-name="Text_20_body"/>
      <text:p text:style-name="Text_20_body"><text:a xlink:type="simple" xlink:href="http://en.wikipedia.org/wiki/Imperialism_(video_game)">Wikipedia</text:a>, <text:a xlink:type="simple" xlink:href="http://imperialism.wikia.com/">Wikia</text:a>, <text:a xlink:type="simple" xlink:href="http://www.gamefaqs.com/pc/197614-imperialism/images/gs_screen-1">Screenshots 1</text:a>, <text:a xlink:type="simple" xlink:href="http://www.jeuxvideopc.com/image/7555-imperialism.php">Screenshots 2</text:a>, <text:a xlink:type="simple" xlink:href="http://www.gamerankings.com/pc/197614-imperialism/images.html">Screenshots 3</text:a>, <text:a xlink:type="simple" xlink:href="http://www.mobygames.com/game/imperialism">Moby Games</text:a>, <text:a xlink:type="simple" xlink:href="http://thedailyimperialist.net/">Fan site 1</text:a>, <text:a xlink:type="simple" xlink:href="http://translate.google.de/translate?sl=ru&amp;tl=en&amp;js=n&amp;prev=_t&amp;hl=de&amp;ie=UTF-8&amp;layout=2&amp;eotf=1&amp;u=http://gameslist.narod.ru/strategy/170.html&amp;act=url">Review</text:a>, <text:a xlink:type="simple" xlink:href="http://www.gamefaqs.com/pc/197614-imperialism/faqs/16042">Review 2</text:a>, <text:a xlink:type="simple" xlink:href="http://www.gamerevolution.com/review/imperialism">Review 3</text:a>, <text:a xlink:type="simple" xlink:href="http://s1.zetaboards.com/Imperilist/index/">Forum</text:a></text:p>
      <text:p text:style-name="Text_20_body"/>
      <text:p text:style-name="Textkörper_20_Bold">Settings</text:p>
      <text:p text:style-name="Text_20_body">Two scenarios: either historical Europe at different times (~1815/20-1915) or a fictional, randomly created world.</text:p>
      <text:p text:style-name="Text_20_body">In the historical setting major powers include: Great Britain, France, Prussia (later Germany), Austria-Hungary, Sardinia (later Italy), Russia, Ottoman Empire. Starting years were 1820, 1848 and 1882 (then the council only happened at the end).</text:p>
      <text:p text:style-name="Text_20_body">Each turn covers one season, i.e. 4 turns per year. Initially you can set your capital (with random world on). Foreign control of the capital eliminates the player.</text:p>
      <text:p text:style-name="Text_20_body"/>
      <text:p text:style-name="Textkörper_20_Bold">Goal/Winning</text:p>
      <text:p text:style-name="Text_20_body">Voted ruler with two-thirds majority on a 'Council of gouvernors' from all provinces once per decade. Governors of minor powers vote for diplomatic relations, governors of major powers vote for militaric strength(?). At most the game stops 1915 when the largest vote wins.</text:p>
      <text:p text:style-name="Text_20_body"/>
      <text:p text:style-name="Textkörper_20_Bold">Strategic challenge</text:p>
      <text:p text:style-name="Text_20_body">Simultaneously strengthen infrastructure, commercial and military power and negotiate treaties.</text:p>
      <text:p text:style-name="Text_20_body"/>
      <text:p text:style-name="Textkörper_20_Bold">Game Score</text:p>
      <text:p text:style-name="Text_20_body">Is calculated from how many things you have achieved: military strength, workforce, transportation network, merchant marine, diplomatic standing, number of controlled provinces.</text:p>
      <text:p text:style-name="Text_20_body"/>
      <text:p text:style-name="Textkörper_20_Bold">Gaining economical strength</text:p>
      <text:list xml:id="list41261428" text:style-name="L52">
        <text:list-item>
          <text:p text:style-name="P70">Exploit resources (wood, ore, ...)</text:p>
        </text:list-item>
        <text:list-item>
          <text:p text:style-name="P70">Build up industry to turn raw material into things of higher value (iron+coal=steel)</text:p>
        </text:list-item>
        <text:list-item>
          <text:p text:style-name="P70">Trade (often major powers buy raw material from minor powers and sell refined goods back) </text:p>
        </text:list-item>
      </text:list>
      <text:p text:style-name="Text_20_body"/>
      <text:p text:style-name="Textkörper_20_Bold">Economic model</text:p>
      <text:p text:style-name="Text_20_body">Mercantilism, state controls production, engages in trade. Raw materials are either bought on the world market or gained by exploiting resources.</text:p>
      <text:p text:style-name="Text_20_body"/>
      <text:p text:style-name="First_20_line_20_indent"><text:soft-page-break/>Example: Exploit woods to get timber, transform to lumber with a mill, with that expand transport, increase factory output or produce ships or produce furniture. Furniture can be sold on the market or used to recruit new workers. Timber can also be transformed to paper which is used for training workers and to educate them so they can server in better military units.</text:p>
      <text:p text:style-name="Text_20_body"/>
      <text:p text:style-name="Text_20_body">Major powers compete to be the favored trade partner of resource-rich minor powers using subsidiaries or other diplomacy.</text:p>
      <text:p text:style-name="Text_20_body"/>
      <text:p text:style-name="Textkörper_20_Bold">Resources</text:p>
      <text:p text:style-name="Text_20_body">Coal and Steel can be found in mountains (and hills?). Oil in dessert, swamp and tundra.</text:p>
      <text:p text:style-name="Text_20_body">Land: grain, apples, meat, cotton, wood, iron, coal, oil, gold/precious stones (mountains). Sea: Fishes</text:p>
      <text:p text:style-name="Text_20_body"/>
      <text:p text:style-name="Text_20_body">Any land tile adjacent railways which are connected to the capital can be exploited. Transport capacity is represented by wagons, trade capacity by merchant ships.</text:p>
      <text:p text:style-name="Text_20_body"/>
      <text:p text:style-name="Text_20_body">Money is generated by trade, by obtaining a rent from land bought in minor nations or by extracting gold/precious stones.</text:p>
      <text:p text:style-name="Text_20_body"/>
      <text:p text:style-name="Textkörper_20_Bold">Industrial development</text:p>
      <text:list xml:id="list41261700" text:style-name="L53">
        <text:list-item>
          <text:p text:style-name="P71">Productive capacity of factories can be increased by using steel and wood (except the cannery, central station, warehouse).</text:p>
        </text:list-item>
        <text:list-item>
          <text:p text:style-name="P71">Every production requires 2 units of labor.</text:p>
        </text:list-item>
        <text:list-item>
          <text:p text:style-name="P71">Provinces develop automatically into a more efficient form (what exactly does this mean)?</text:p>
        </text:list-item>
        <text:list-item>
          <text:p text:style-name="P71">2 grains + 1 meat/fish + 1 apple = 1 can in the cannery</text:p>
        </text:list-item>
        <text:list-item>
          <text:p text:style-name="P71">2 wool or 2 cotton = 1 cloth in the spinning factory</text:p>
        </text:list-item>
        <text:list-item>
          <text:p text:style-name="P71">2 wood = 1 timber or 1 paper in the saw mill</text:p>
        </text:list-item>
        <text:list-item>
          <text:p text:style-name="P71">1 iron + 1 coal = 1 steel in the steel mill</text:p>
        </text:list-item>
        <text:list-item>
          <text:p text:style-name="P71">2 oil = 1 fuel in the refinery</text:p>
        </text:list-item>
        <text:list-item>
          <text:p text:style-name="P71">2 clothes = 1 garment in the clothing factory</text:p>
        </text:list-item>
        <text:list-item>
          <text:p text:style-name="P71">2 timber = 1 furniture in the furniture factory</text:p>
        </text:list-item>
        <text:list-item>
          <text:p text:style-name="P71">2 steel = 1 weapon or 1 tool in the steel factory</text:p>
        </text:list-item>
        <text:list-item>
          <text:p text:style-name="P71">1 steel + 1 timber = 1 wagon in the train station</text:p>
        </text:list-item>
        <text:list-item>
          <text:p text:style-name="P71">2 fuel = 1 power in the power plant </text:p>
        </text:list-item>
      </text:list>
      <text:p text:style-name="Text_20_body"/>
      <text:p text:style-name="Text_20_body">Workers must be feed with food (grain + meat/fish + fruit) or with cans, otherwise they do not work and starve eventually. They can be trained with paper and money or educated towards the military (need money and weapons and horses).</text:p>
      <text:p text:style-name="Text_20_body"/>
      <text:list xml:id="list41272027" text:style-name="L54">
        <text:list-item>
          <text:p text:style-name="P72">1 can + 1 garment + 1 furniture = 1 unskilled worker (1 unit of labor)</text:p>
        </text:list-item>
        <text:list-item>
          <text:p text:style-name="P72">1 unskilled worker + 1 paper + 100$ = 1 skilled worker (2 units of labor)</text:p>
        </text:list-item>
        <text:list-item>
          <text:p text:style-name="P72"><text:soft-page-break/>1 skilled worker + 2 papers + 1000$ = 1 master worker (4 units of labor)</text:p>
        </text:list-item>
        <text:list-item>
          <text:p text:style-name="P72">1 fuel = 6 units of labor </text:p>
        </text:list-item>
      </text:list>
      <text:p text:style-name="Text_20_body"/>
      <text:p text:style-name="Textkörper_20_Bold">Experts</text:p>
      <text:list xml:id="list41259251" text:style-name="L55">
        <text:list-item>
          <text:p text:style-name="P73">Engineers build railways, ports, warehouses, fortifications</text:p>
        </text:list-item>
        <text:list-item>
          <text:p text:style-name="P73">Explorers look for resources</text:p>
        </text:list-item>
        <text:list-item>
          <text:p text:style-name="P73">Lumber jacks exploit forests</text:p>
        </text:list-item>
        <text:list-item>
          <text:p text:style-name="P73">Miners build mines (coal, iron, gold, precious stones)</text:p>
        </text:list-item>
        <text:list-item>
          <text:p text:style-name="P73">Farmers increase productivity of fertile land and hills</text:p>
        </text:list-item>
        <text:list-item>
          <text:p text:style-name="P73">Investors buy land in minor nations </text:p>
        </text:list-item>
      </text:list>
      <text:p text:style-name="Text_20_body"/>
      <text:p text:style-name="Textkörper_20_Bold">Extending the Empire</text:p>
      <text:p text:style-name="Text_20_body">Either by conquest (military) or by relations (diplomacy). For both a strong economy is essential.</text:p>
      <text:p text:style-name="Text_20_body"/>
      <text:p text:style-name="Textkörper_20_Bold">Diplomacy</text:p>
      <text:p text:style-name="Text_20_body"/>
      <text:p text:style-name="Text_20_body">Possible treaties:</text:p>
      <text:list xml:id="list41268295" text:style-name="L56">
        <text:list-item>
          <text:p text:style-name="P74">Non-aggression pact: Only between major and minor power. If the minor power is attacked it will ask all partners of this pact for help and will join the one who agrees to help.</text:p>
        </text:list-item>
        <text:list-item>
          <text:p text:style-name="P74">Alliance: Only between major powers. When one member starts a war, the other is asked to join in.</text:p>
        </text:list-item>
        <text:list-item>
          <text:p text:style-name="P74">Request to join the empire. Invitation for minor powers who will agree if relations are sufficiently good.</text:p>
        </text:list-item>
        <text:list-item>
          <text:p text:style-name="P74">Peace Treaty</text:p>
        </text:list-item>
        <text:list-item>
          <text:p text:style-name="P74">Declaration of War </text:p>
        </text:list-item>
      </text:list>
      <text:p text:style-name="Text_20_body"/>
      <text:p text:style-name="Text_20_body">Before trade agreements, major power must build a consulate in a minor power. Before treaties it must build an embassy. The money required for this is significant, especially in the early game.</text:p>
      <text:p text:style-name="Text_20_body"/>
      <text:p text:style-name="Text_20_body">Major powers have embassies with all other major powers right from the start. If in an alliance, you are expected to join wars, otherwise diplomatic penalties will occur. Also when a separate peace is negotiated.</text:p>
      <text:p text:style-name="Text_20_body"/>
      <text:p text:style-name="Text_20_body">Peace can be requested at any term and accepted, but without any additional negotiations.</text:p>
      <text:p text:style-name="Text_20_body"/>
      <text:p text:style-name="Text_20_body">To automatically adjust subsidiaries to other nations one could hold down the shift key.</text:p>
      <text:p text:style-name="Text_20_body"/>
      <text:p text:style-name="Textkörper_20_Bold">Different Screens during one turn</text:p>
      <text:list xml:id="list41269414" text:style-name="L57">
        <text:list-item>
          <text:p text:style-name="P75">Map: Put specialists to work, Command armies</text:p>
        </text:list-item>
        <text:list-item>
          <text:p text:style-name="P75">Transport: Distribute and allocate capacity</text:p>
        </text:list-item>
        <text:list-item>
          <text:p text:style-name="P75">Industry: Assign workers to production</text:p>
        </text:list-item>
        <text:list-item>
          <text:p text:style-name="P75"><text:soft-page-break/>Trade: Offers and Bids for next trade session</text:p>
        </text:list-item>
        <text:list-item>
          <text:p text:style-name="P75">Diplomacy: Make diplomatic decisions </text:p>
        </text:list-item>
      </text:list>
      <text:p text:style-name="Text_20_body"/>
      <text:p text:style-name="Textkörper_20_Bold">Battle</text:p>
      <text:p text:style-name="Text_20_body">Defender was favored, massive superiority of attacker needed (but attackers gain province and can choose aim). An alternative is to block enemy’s ports and disturb trade/starve. Every province has a permanent garrison (1-4) units, although they were not immobile. Units retreat when their morale is low. Generals can boost morale. Units gain experience with battles won. Troops cost maintenance every turn. Provinces can be fortified (3 levels). Sea units can block, capture merchant ships, fight or embark units. Moving units to another continent is only possible if starting province has a port. The total number of transports in the infrastructure also limits the number of movements for the troops (to non-adjacent provinces).</text:p>
      <text:p text:style-name="Text_20_body"/>
      <text:p text:style-name="Textkörper_20_Bold">Properties of land units</text:p>
      <text:list xml:id="list41278186" text:style-name="L58">
        <text:list-item>
          <text:p text:style-name="P76">Firing power</text:p>
        </text:list-item>
        <text:list-item>
          <text:p text:style-name="P76">Firing range</text:p>
        </text:list-item>
        <text:list-item>
          <text:p text:style-name="P76">Morale(?)</text:p>
        </text:list-item>
        <text:list-item>
          <text:p text:style-name="P76">Movement range</text:p>
        </text:list-item>
        <text:list-item>
          <text:p text:style-name="P76">Entrenchment </text:p>
        </text:list-item>
      </text:list>
      <text:p text:style-name="Text_20_body"/>
      <text:p text:style-name="Textkörper_20_Bold">Properties of naval units</text:p>
      <text:list xml:id="list41268920" text:style-name="L59">
        <text:list-item>
          <text:p text:style-name="P77">Firing power</text:p>
        </text:list-item>
        <text:list-item>
          <text:p text:style-name="P77">Firing range</text:p>
        </text:list-item>
        <text:list-item>
          <text:p text:style-name="P77">Hull strength</text:p>
        </text:list-item>
        <text:list-item>
          <text:p text:style-name="P77">Speed</text:p>
        </text:list-item>
        <text:list-item>
          <text:p text:style-name="P77">Cargo size </text:p>
        </text:list-item>
      </text:list>
      <text:p text:style-name="Text_20_body"/>
      <text:p text:style-name="Text_20_body">The cargo size either represents the number of units of goods to be transported for merchant ships and the number of military troops for landing operations.</text:p>
      <text:p text:style-name="Text_20_body"/>
      <text:p text:style-name="Text_20_body">The building of ships does not require manpower or money, just resources and goods. (coal + textile/timber or steel/weapons)</text:p>
      <text:p text:style-name="Text_20_body"/>
      <text:p text:style-name="Textkörper_20_Bold">Turn-End processing order</text:p>
      <text:list xml:id="list41265517" text:style-name="L60">
        <text:list-item>
          <text:p text:style-name="P78">Trade resolution</text:p>
        </text:list-item>
        <text:list-item>
          <text:p text:style-name="P78">Acceptance/Declining of treaties</text:p>
        </text:list-item>
        <text:list-item>
          <text:p text:style-name="P78">Battles either AI/manual </text:p>
        </text:list-item>
      </text:list>
      <text:p text:style-name="Text_20_body"/>
      <text:p text:style-name="Textkörper_20_Bold">Difficulty</text:p>
      <text:p text:style-name="Text_20_body">5 levels of difficulty. Tutorial scenario available.</text:p>
      <text:p text:style-name="Text_20_body"><text:soft-page-break/></text:p>
      <text:p text:style-name="Textkörper_20_Bold">Multiplayer</text:p>
      <text:p text:style-name="Text_20_body">At most 7 players over LAN or internet.</text:p>
      <text:p text:style-name="Text_20_body"/>
      <text:p text:style-name="Textkörper_20_Bold">Technology</text:p>
      <text:p text:style-name="Text_20_body">Was relatively simple. After certain dates (announced in the newspaper), they would become available for purchase. They are in effect the turn after purchase and enable other units or more improvements. The concept of a tech tree is largely missing although there are some dependencies between techs.</text:p>
      <text:p text:style-name="Text_20_body"/>
      <text:p text:style-name="Textkörper_20_Bold">Advisers/Ministers</text:p>
      <text:p text:style-name="Text_20_body">There were some of them and you could at least partially let them act on your behalf.</text:p>
      <text:p text:style-name="Text_20_body"/>
      <text:p text:style-name="Textkörper_20_Bold">Music</text:p>
      <text:p text:style-name="Text_20_body">Victor Spiegel music – American baroque</text:p>
      <text:p text:style-name="Text_20_body"/>
      <text:p text:style-name="P12">›•‹</text:p>
      <text:h text:style-name="Heading_20_2" text:outline-level="2">Strengths and Shortfalls</text:h>
      <text:p text:style-name="Text_20_body"/>
      <text:p text:style-name="Text_20_body">The most positive things were the nation building part as well as developing infrastructure and industry of your country. The most negative things were in the battles as well as imbalances in the game or easily defeatable AI.</text:p>
      <text:p text:style-name="Text_20_body"/>
      <text:p text:style-name="Text_20_body">Some points</text:p>
      <text:list xml:id="list41260321" text:style-name="L61">
        <text:list-item>
          <text:p text:style-name="P79">Every turn cycle through all the available screen is boring. Better to set strategies and then program at least makes some reasonable things with it. E.g. not adjusting the transportation every round by hand.</text:p>
        </text:list-item>
        <text:list-item>
          <text:p text:style-name="P79">Diplomacy should not end in total war until all enemies are annihilated, favor limited wars more?</text:p>
        </text:list-item>
        <text:list-item>
          <text:p text:style-name="P79">Tactical battles get boring after the tenth repetition, nothing new about them anymore? (Same kind of forces fighting same kind of forces?)</text:p>
        </text:list-item>
        <text:list-item>
          <text:p text:style-name="P79">Making money in the late game is difficult, because no minor powers are left for trading with. Better to also collect money from your provinces.</text:p>
        </text:list-item>
        <text:list-item>
          <text:p text:style-name="P79">There is this huge difference between colonies and occupied minor nations, which is reasonable but affect trade so immensely.</text:p>
        </text:list-item>
        <text:list-item>
          <text:p text:style-name="P79">Sending out geologists is boring, it is a repetitive task with not much fun or thinking, also cheating (i.e. exploring beforehand than returning and exploring directly where something is) is tempting. We should abolish or replace this concept with something different.</text:p>
        </text:list-item>
        <text:list-item>
          <text:p text:style-name="P79">Counselors a la Civilization 2 would be nice (just for the fun of it - a cabinet). </text:p>
          <text:p text:style-name="P79"/>
          <text:p text:style-name="P21">›››•‹‹‹</text:p>
        </text:list-item>
      </text:list>
      <text:h text:style-name="P83" text:outline-level="1"><text:bookmark text:name="__RefHeading__1644_2086626998"/>Credits<text:bookmark-end text:name="__RefHeading__1644_2086626998"/></text:h>
      <text:p text:style-name="Text_20_body"/>
      <text:p text:style-name="Text_20_body">Founder: <text:a xlink:type="simple" xlink:href="mailto:trilarion@twelvepm.de?subject=Imperialism%20Remake%20Credits">Trilario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font-style="italic"/>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körper_20_Bold" style:display-name="Textkörper Bold" style:family="paragraph" style:parent-style-name="Text_20_body" style:auto-update="true" style:class="text">
      <style:text-properties fo:font-size="12pt" fo:font-weight="bold"/>
    </style:style>
    <style:style style:name="Table_20_Contents" style:display-name="Table Contents" style:family="paragraph" style:parent-style-name="Standard" style:class="extra">
      <style:paragraph-properties text:number-lines="false" text:line-number="0"/>
      <style:text-properties fo:font-size="11pt"/>
    </style:style>
    <style:style style:name="Internet_20_link" style:display-name="Internet link" style:family="text">
      <style:text-properties fo:color="#0000ff"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Courier New" style:font-name-asian="MS PGothic" style:font-name-complex="Courier New"/>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ne_20_numbering"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21.006cm" fo:page-height="29.693cm" style:num-format="1" style:print-orientation="portrait" fo:margin-top="1.27cm" fo:margin-bottom="1.27cm" fo:margin-left="1.27cm" fo:margin-right="1.2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Philosophy</text:chapter></text:p>
      </style:header>
      <style:footer>
        <text:p text:style-name="M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21:39:01.40</meta:creation-date>
    <meta:editing-duration>P1DT19H36M6S</meta:editing-duration>
    <meta:editing-cycles>44</meta:editing-cycles>
    <meta:generator>LibreOffice/3.4$Win32 LibreOffice_project/340m1$Build-302</meta:generator>
    <dc:title>Manual for JLokalize 1.1</dc:title>
    <meta:initial-creator>Jan Keller</meta:initial-creator>
    <dc:date>2012-04-22T23:27:02.15</dc:date>
    <dc:creator>Jan Keller</dc:creator>
    <meta:document-statistic meta:table-count="1" meta:image-count="1" meta:object-count="0" meta:page-count="39" meta:paragraph-count="799" meta:word-count="8090" meta:character-count="47172" meta:non-whitespace-character-count="40260"/>
    <meta:user-defined meta:name="Info 1"/>
    <meta:user-defined meta:name="Info 2"/>
    <meta:user-defined meta:name="Info 3"/>
    <meta:user-defined meta:name="Info 4"/>
  </office:meta>
</office:document-meta>
</file>